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33.57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27.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uno</text:p>
          </table:table-cell>
          <table:table-cell office:value-type="string" calcext:value-type="string">
            <text:p>Turm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Empreendedorismo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mprego</text:p>
          </table:table-cell>
        </table:table-row>
        <table:table-row table:style-name="ro1">
          <table:table-cell office:value-type="string" calcext:value-type="string">
            <text:p><text:a xlink:href="http://listofrandomnames.com/firstname/Houston" xlink:type="simple">Houston</text:a> <text:a xlink:href="http://listofrandomnames.com/lastname/Armand" xlink:type="simple">Armand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2:.G2])" office:value-type="float" office:value="5.8" calcext:value-type="float">
            <text:p>5,8</text:p>
          </table:table-cell>
          <table:table-cell table:formula="of:=IF(RANDBETWEEN(0;10)&lt;[.H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Kalyn" xlink:type="simple">Kalyn</text:a> <text:a xlink:href="http://listofrandomnames.com/lastname/Stephen" xlink:type="simple">Stephen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3:.G3])" office:value-type="float" office:value="5.4" calcext:value-type="float">
            <text:p>5,4</text:p>
          </table:table-cell>
          <table:table-cell table:formula="of:=IF(RANDBETWEEN(0;10)&lt;[.H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Fredia" xlink:type="simple">Fredia</text:a> <text:a xlink:href="http://listofrandomnames.com/lastname/Moos" xlink:type="simple">Moos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AVERAGE([.C4:.G4])" office:value-type="float" office:value="5.2" calcext:value-type="float">
            <text:p>5,2</text:p>
          </table:table-cell>
          <table:table-cell table:formula="of:=IF(RANDBETWEEN(0;10)&lt;[.H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errill" xlink:type="simple">Merrill</text:a> <text:a xlink:href="http://listofrandomnames.com/lastname/Bryer" xlink:type="simple">Bryer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5:.G5])" office:value-type="float" office:value="4.2" calcext:value-type="float">
            <text:p>4,2</text:p>
          </table:table-cell>
          <table:table-cell table:formula="of:=IF(RANDBETWEEN(0;10)&lt;[.H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Luigi" xlink:type="simple">Luigi</text:a> <text:a xlink:href="http://listofrandomnames.com/lastname/Milliron" xlink:type="simple">Milliron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6:.G6])" office:value-type="float" office:value="7.8" calcext:value-type="float">
            <text:p>7,8</text:p>
          </table:table-cell>
          <table:table-cell table:formula="of:=IF(RANDBETWEEN(0;10)&lt;[.H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Tamra" xlink:type="simple">Tamra</text:a> <text:a xlink:href="http://listofrandomnames.com/lastname/Chavarin" xlink:type="simple">Chavarin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7:.G7])" office:value-type="float" office:value="5" calcext:value-type="float">
            <text:p>5</text:p>
          </table:table-cell>
          <table:table-cell table:formula="of:=IF(RANDBETWEEN(0;10)&lt;[.H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Carola" xlink:type="simple">Carola</text:a> <text:a xlink:href="http://listofrandomnames.com/lastname/Bellows" xlink:type="simple">Bellows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AVERAGE([.C8:.G8])" office:value-type="float" office:value="5" calcext:value-type="float">
            <text:p>5</text:p>
          </table:table-cell>
          <table:table-cell table:formula="of:=IF(RANDBETWEEN(0;10)&lt;[.H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Riva" xlink:type="simple">Riva</text:a> <text:a xlink:href="http://listofrandomnames.com/lastname/Claypool" xlink:type="simple">Claypool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9:.G9])" office:value-type="float" office:value="4.2" calcext:value-type="float">
            <text:p>4,2</text:p>
          </table:table-cell>
          <table:table-cell table:formula="of:=IF(RANDBETWEEN(0;10)&lt;[.H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Lachelle" xlink:type="simple">Lachelle</text:a> <text:a xlink:href="http://listofrandomnames.com/lastname/Altieri" xlink:type="simple">Altieri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10:.G10])" office:value-type="float" office:value="4.8" calcext:value-type="float">
            <text:p>4,8</text:p>
          </table:table-cell>
          <table:table-cell table:formula="of:=IF(RANDBETWEEN(0;10)&lt;[.H1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Latoria" xlink:type="simple">Latoria</text:a> <text:a xlink:href="http://listofrandomnames.com/lastname/Holloway" xlink:type="simple">Holloway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11:.G11])" office:value-type="float" office:value="4.2" calcext:value-type="float">
            <text:p>4,2</text:p>
          </table:table-cell>
          <table:table-cell table:formula="of:=IF(RANDBETWEEN(0;10)&lt;[.H1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Natacha" xlink:type="simple">Natacha</text:a> <text:a xlink:href="http://listofrandomnames.com/lastname/Ellerbe" xlink:type="simple">Ellerbe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12:.G12])" office:value-type="float" office:value="5.6" calcext:value-type="float">
            <text:p>5,6</text:p>
          </table:table-cell>
          <table:table-cell table:formula="of:=IF(RANDBETWEEN(0;10)&lt;[.H1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Caridad" xlink:type="simple">Caridad</text:a> <text:a xlink:href="http://listofrandomnames.com/lastname/Mannon" xlink:type="simple">Mannon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13:.G13])" office:value-type="float" office:value="6.6" calcext:value-type="float">
            <text:p>6,6</text:p>
          </table:table-cell>
          <table:table-cell table:formula="of:=IF(RANDBETWEEN(0;10)&lt;[.H1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ao" xlink:type="simple">Mao</text:a> <text:a xlink:href="http://listofrandomnames.com/lastname/Eustice" xlink:type="simple">Eustice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14:.G14])" office:value-type="float" office:value="5.8" calcext:value-type="float">
            <text:p>5,8</text:p>
          </table:table-cell>
          <table:table-cell table:formula="of:=IF(RANDBETWEEN(0;10)&lt;[.H1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Nena" xlink:type="simple">Nena</text:a> <text:a xlink:href="http://listofrandomnames.com/lastname/Broman" xlink:type="simple">Broman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15:.G15])" office:value-type="float" office:value="4.8" calcext:value-type="float">
            <text:p>4,8</text:p>
          </table:table-cell>
          <table:table-cell table:formula="of:=IF(RANDBETWEEN(0;10)&lt;[.H1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Fredrick" xlink:type="simple">Fredrick</text:a> <text:a xlink:href="http://listofrandomnames.com/lastname/Chiesa" xlink:type="simple">Chiesa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16:.G16])" office:value-type="float" office:value="2.4" calcext:value-type="float">
            <text:p>2,4</text:p>
          </table:table-cell>
          <table:table-cell table:formula="of:=IF(RANDBETWEEN(0;10)&lt;[.H1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Palma" xlink:type="simple">Palma</text:a> <text:a xlink:href="http://listofrandomnames.com/lastname/Picone" xlink:type="simple">Picone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17:.G17])" office:value-type="float" office:value="8" calcext:value-type="float">
            <text:p>8</text:p>
          </table:table-cell>
          <table:table-cell table:formula="of:=IF(RANDBETWEEN(0;10)&lt;[.H1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Bettye" xlink:type="simple">Bettye</text:a> <text:a xlink:href="http://listofrandomnames.com/lastname/Musto" xlink:type="simple">Musto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18:.G18])" office:value-type="float" office:value="6.4" calcext:value-type="float">
            <text:p>6,4</text:p>
          </table:table-cell>
          <table:table-cell table:formula="of:=IF(RANDBETWEEN(0;10)&lt;[.H1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Darcel" xlink:type="simple">Darcel</text:a> <text:a xlink:href="http://listofrandomnames.com/lastname/Oda" xlink:type="simple">Oda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AVERAGE([.C19:.G19])" office:value-type="float" office:value="3.2" calcext:value-type="float">
            <text:p>3,2</text:p>
          </table:table-cell>
          <table:table-cell table:formula="of:=IF(RANDBETWEEN(0;10)&lt;[.H1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Whitney" xlink:type="simple">Whitney</text:a> <text:a xlink:href="http://listofrandomnames.com/lastname/Lesser" xlink:type="simple">Lesser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20:.G20])" office:value-type="float" office:value="3.4" calcext:value-type="float">
            <text:p>3,4</text:p>
          </table:table-cell>
          <table:table-cell table:formula="of:=IF(RANDBETWEEN(0;10)&lt;[.H2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Delana" xlink:type="simple">Delana</text:a> <text:a xlink:href="http://listofrandomnames.com/lastname/Demma" xlink:type="simple">Demma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21:.G21])" office:value-type="float" office:value="5" calcext:value-type="float">
            <text:p>5</text:p>
          </table:table-cell>
          <table:table-cell table:formula="of:=IF(RANDBETWEEN(0;10)&lt;[.H2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oycelyn" xlink:type="simple">Joycelyn</text:a> <text:a xlink:href="http://listofrandomnames.com/lastname/Landry" xlink:type="simple">Landry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22:.G22])" office:value-type="float" office:value="6.8" calcext:value-type="float">
            <text:p>6,8</text:p>
          </table:table-cell>
          <table:table-cell table:formula="of:=IF(RANDBETWEEN(0;10)&lt;[.H2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Willy" xlink:type="simple">Willy</text:a> <text:a xlink:href="http://listofrandomnames.com/lastname/Wilker" xlink:type="simple">Wilker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23:.G23])" office:value-type="float" office:value="5" calcext:value-type="float">
            <text:p>5</text:p>
          </table:table-cell>
          <table:table-cell table:formula="of:=IF(RANDBETWEEN(0;10)&lt;[.H2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Rosana" xlink:type="simple">Rosana</text:a> <text:a xlink:href="http://listofrandomnames.com/lastname/Riccardi" xlink:type="simple">Riccardi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24:.G24])" office:value-type="float" office:value="5.6" calcext:value-type="float">
            <text:p>5,6</text:p>
          </table:table-cell>
          <table:table-cell table:formula="of:=IF(RANDBETWEEN(0;10)&lt;[.H2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Basil" xlink:type="simple">Basil</text:a> <text:a xlink:href="http://listofrandomnames.com/lastname/Metoyer" xlink:type="simple">Metoyer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25:.G25])" office:value-type="float" office:value="4.6" calcext:value-type="float">
            <text:p>4,6</text:p>
          </table:table-cell>
          <table:table-cell table:formula="of:=IF(RANDBETWEEN(0;10)&lt;[.H2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Glendora" xlink:type="simple">Glendora</text:a> <text:a xlink:href="http://listofrandomnames.com/lastname/Jetton" xlink:type="simple">Jetton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26:.G26])" office:value-type="float" office:value="4" calcext:value-type="float">
            <text:p>4</text:p>
          </table:table-cell>
          <table:table-cell table:formula="of:=IF(RANDBETWEEN(0;10)&lt;[.H2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Gwendolyn" xlink:type="simple">Gwendolyn</text:a> <text:a xlink:href="http://listofrandomnames.com/lastname/Pearl" xlink:type="simple">Pearl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27:.G27])" office:value-type="float" office:value="3.2" calcext:value-type="float">
            <text:p>3,2</text:p>
          </table:table-cell>
          <table:table-cell table:formula="of:=IF(RANDBETWEEN(0;10)&lt;[.H2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Felisa" xlink:type="simple">Felisa</text:a> <text:a xlink:href="http://listofrandomnames.com/lastname/Everhart" xlink:type="simple">Everhart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28:.G28])" office:value-type="float" office:value="4.8" calcext:value-type="float">
            <text:p>4,8</text:p>
          </table:table-cell>
          <table:table-cell table:formula="of:=IF(RANDBETWEEN(0;10)&lt;[.H2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Irmgard" xlink:type="simple">Irmgard</text:a> <text:a xlink:href="http://listofrandomnames.com/lastname/Speer" xlink:type="simple">Speer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AVERAGE([.C29:.G29])" office:value-type="float" office:value="5.2" calcext:value-type="float">
            <text:p>5,2</text:p>
          </table:table-cell>
          <table:table-cell table:formula="of:=IF(RANDBETWEEN(0;10)&lt;[.H2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Kevin" xlink:type="simple">Kevin</text:a> <text:a xlink:href="http://listofrandomnames.com/lastname/Francis" xlink:type="simple">Francis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30:.G30])" office:value-type="float" office:value="3.8" calcext:value-type="float">
            <text:p>3,8</text:p>
          </table:table-cell>
          <table:table-cell table:formula="of:=IF(RANDBETWEEN(0;10)&lt;[.H3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eg" xlink:type="simple">Meg</text:a> <text:a xlink:href="http://listofrandomnames.com/lastname/Madrigal" xlink:type="simple">Madrigal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31:.G31])" office:value-type="float" office:value="6" calcext:value-type="float">
            <text:p>6</text:p>
          </table:table-cell>
          <table:table-cell table:formula="of:=IF(RANDBETWEEN(0;10)&lt;[.H3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Raelene" xlink:type="simple">Raelene</text:a> <text:a xlink:href="http://listofrandomnames.com/lastname/Spell" xlink:type="simple">Spell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32:.G32])" office:value-type="float" office:value="7.4" calcext:value-type="float">
            <text:p>7,4</text:p>
          </table:table-cell>
          <table:table-cell table:formula="of:=IF(RANDBETWEEN(0;10)&lt;[.H3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anjuana" xlink:type="simple">Sanjuana</text:a> <text:a xlink:href="http://listofrandomnames.com/lastname/Pepe" xlink:type="simple">Pepe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33:.G33])" office:value-type="float" office:value="5.2" calcext:value-type="float">
            <text:p>5,2</text:p>
          </table:table-cell>
          <table:table-cell table:formula="of:=IF(RANDBETWEEN(0;10)&lt;[.H3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Chere" xlink:type="simple">Chere</text:a> <text:a xlink:href="http://listofrandomnames.com/lastname/Poteet" xlink:type="simple">Poteet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34:.G34])" office:value-type="float" office:value="3.8" calcext:value-type="float">
            <text:p>3,8</text:p>
          </table:table-cell>
          <table:table-cell table:formula="of:=IF(RANDBETWEEN(0;10)&lt;[.H3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Chassidy" xlink:type="simple">Chassidy</text:a> <text:a xlink:href="http://listofrandomnames.com/lastname/Merten" xlink:type="simple">Merten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35:.G35])" office:value-type="float" office:value="7" calcext:value-type="float">
            <text:p>7</text:p>
          </table:table-cell>
          <table:table-cell table:formula="of:=IF(RANDBETWEEN(0;10)&lt;[.H3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Argentina" xlink:type="simple">Argentina</text:a> <text:a xlink:href="http://listofrandomnames.com/lastname/Merola" xlink:type="simple">Merola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36:.G36])" office:value-type="float" office:value="7.4" calcext:value-type="float">
            <text:p>7,4</text:p>
          </table:table-cell>
          <table:table-cell table:formula="of:=IF(RANDBETWEEN(0;10)&lt;[.H3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Zada" xlink:type="simple">Zada</text:a> <text:a xlink:href="http://listofrandomnames.com/lastname/Kowal" xlink:type="simple">Kowal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37:.G37])" office:value-type="float" office:value="5.2" calcext:value-type="float">
            <text:p>5,2</text:p>
          </table:table-cell>
          <table:table-cell table:formula="of:=IF(RANDBETWEEN(0;10)&lt;[.H3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Abbey" xlink:type="simple">Abbey</text:a> <text:a xlink:href="http://listofrandomnames.com/lastname/Lovingood" xlink:type="simple">Lovingood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38:.G38])" office:value-type="float" office:value="5" calcext:value-type="float">
            <text:p>5</text:p>
          </table:table-cell>
          <table:table-cell table:formula="of:=IF(RANDBETWEEN(0;10)&lt;[.H3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Hillary" xlink:type="simple">Hillary</text:a> <text:a xlink:href="http://listofrandomnames.com/lastname/Riggle" xlink:type="simple">Riggle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39:.G39])" office:value-type="float" office:value="4.2" calcext:value-type="float">
            <text:p>4,2</text:p>
          </table:table-cell>
          <table:table-cell table:formula="of:=IF(RANDBETWEEN(0;10)&lt;[.H3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Willena" xlink:type="simple">Willena</text:a> <text:a xlink:href="http://listofrandomnames.com/lastname/Farrow" xlink:type="simple">Farrow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40:.G40])" office:value-type="float" office:value="6" calcext:value-type="float">
            <text:p>6</text:p>
          </table:table-cell>
          <table:table-cell table:formula="of:=IF(RANDBETWEEN(0;10)&lt;[.H4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Gracie" xlink:type="simple">Gracie</text:a> <text:a xlink:href="http://listofrandomnames.com/lastname/Hauff" xlink:type="simple">Hauff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41:.G41])" office:value-type="float" office:value="5.6" calcext:value-type="float">
            <text:p>5,6</text:p>
          </table:table-cell>
          <table:table-cell table:formula="of:=IF(RANDBETWEEN(0;10)&lt;[.H4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a" xlink:type="simple">Ma</text:a> <text:a xlink:href="http://listofrandomnames.com/lastname/Dampier" xlink:type="simple">Dampier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42:.G42])" office:value-type="float" office:value="5.4" calcext:value-type="float">
            <text:p>5,4</text:p>
          </table:table-cell>
          <table:table-cell table:formula="of:=IF(RANDBETWEEN(0;10)&lt;[.H4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Brad" xlink:type="simple">Brad</text:a> <text:a xlink:href="http://listofrandomnames.com/lastname/Vise" xlink:type="simple">Vise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43:.G43])" office:value-type="float" office:value="3.4" calcext:value-type="float">
            <text:p>3,4</text:p>
          </table:table-cell>
          <table:table-cell table:formula="of:=IF(RANDBETWEEN(0;10)&lt;[.H4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hawana" xlink:type="simple">Shawana</text:a> <text:a xlink:href="http://listofrandomnames.com/lastname/Mendenhall" xlink:type="simple">Mendenhall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44:.G44])" office:value-type="float" office:value="6" calcext:value-type="float">
            <text:p>6</text:p>
          </table:table-cell>
          <table:table-cell table:formula="of:=IF(RANDBETWEEN(0;10)&lt;[.H4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Damion" xlink:type="simple">Damion</text:a> <text:a xlink:href="http://listofrandomnames.com/lastname/Savant" xlink:type="simple">Savant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45:.G45])" office:value-type="float" office:value="3.8" calcext:value-type="float">
            <text:p>3,8</text:p>
          </table:table-cell>
          <table:table-cell table:formula="of:=IF(RANDBETWEEN(0;10)&lt;[.H4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Cathie" xlink:type="simple">Cathie</text:a> <text:a xlink:href="http://listofrandomnames.com/lastname/Oney" xlink:type="simple">Oney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46:.G46])" office:value-type="float" office:value="5.2" calcext:value-type="float">
            <text:p>5,2</text:p>
          </table:table-cell>
          <table:table-cell table:formula="of:=IF(RANDBETWEEN(0;10)&lt;[.H4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Clemmie" xlink:type="simple">Clemmie</text:a> <text:a xlink:href="http://listofrandomnames.com/lastname/Macrae" xlink:type="simple">Macrae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47:.G47])" office:value-type="float" office:value="5.8" calcext:value-type="float">
            <text:p>5,8</text:p>
          </table:table-cell>
          <table:table-cell table:formula="of:=IF(RANDBETWEEN(0;10)&lt;[.H4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alisa" xlink:type="simple">Jalisa</text:a> <text:a xlink:href="http://listofrandomnames.com/lastname/Delatorre" xlink:type="simple">Delatorre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48:.G48])" office:value-type="float" office:value="8.2" calcext:value-type="float">
            <text:p>8,2</text:p>
          </table:table-cell>
          <table:table-cell table:formula="of:=IF(RANDBETWEEN(0;10)&lt;[.H4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Amalia" xlink:type="simple">Amalia</text:a> <text:a xlink:href="http://listofrandomnames.com/lastname/Pietz" xlink:type="simple">Pietz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49:.G49])" office:value-type="float" office:value="4" calcext:value-type="float">
            <text:p>4</text:p>
          </table:table-cell>
          <table:table-cell table:formula="of:=IF(RANDBETWEEN(0;10)&lt;[.H4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Tatum" xlink:type="simple">Tatum</text:a> <text:a xlink:href="http://listofrandomnames.com/lastname/Kron" xlink:type="simple">Kron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50:.G50])" office:value-type="float" office:value="5.4" calcext:value-type="float">
            <text:p>5,4</text:p>
          </table:table-cell>
          <table:table-cell table:formula="of:=IF(RANDBETWEEN(0;10)&lt;[.H5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terling" xlink:type="simple">Sterling</text:a> <text:a xlink:href="http://listofrandomnames.com/lastname/Gilcrease" xlink:type="simple">Gilcrease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51:.G51])" office:value-type="float" office:value="5.2" calcext:value-type="float">
            <text:p>5,2</text:p>
          </table:table-cell>
          <table:table-cell table:formula="of:=IF(RANDBETWEEN(0;10)&lt;[.H5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an" xlink:type="simple">Jan</text:a> <text:a xlink:href="http://listofrandomnames.com/lastname/Pittmon" xlink:type="simple">Pittmon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52:.G52])" office:value-type="float" office:value="4.8" calcext:value-type="float">
            <text:p>4,8</text:p>
          </table:table-cell>
          <table:table-cell table:formula="of:=IF(RANDBETWEEN(0;10)&lt;[.H5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Rosalva" xlink:type="simple">Rosalva</text:a> <text:a xlink:href="http://listofrandomnames.com/lastname/Buff" xlink:type="simple">Buff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53:.G53])" office:value-type="float" office:value="6" calcext:value-type="float">
            <text:p>6</text:p>
          </table:table-cell>
          <table:table-cell table:formula="of:=IF(RANDBETWEEN(0;10)&lt;[.H5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Felisha" xlink:type="simple">Felisha</text:a> <text:a xlink:href="http://listofrandomnames.com/lastname/Wynkoop" xlink:type="simple">Wynkoop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54:.G54])" office:value-type="float" office:value="5" calcext:value-type="float">
            <text:p>5</text:p>
          </table:table-cell>
          <table:table-cell table:formula="of:=IF(RANDBETWEEN(0;10)&lt;[.H5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Rosalba" xlink:type="simple">Rosalba</text:a> <text:a xlink:href="http://listofrandomnames.com/lastname/Fredericksen" xlink:type="simple">Fredericksen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AVERAGE([.C55:.G55])" office:value-type="float" office:value="5" calcext:value-type="float">
            <text:p>5</text:p>
          </table:table-cell>
          <table:table-cell table:formula="of:=IF(RANDBETWEEN(0;10)&lt;[.H5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Rudolph" xlink:type="simple">Rudolph</text:a> <text:a xlink:href="http://listofrandomnames.com/lastname/Loveall" xlink:type="simple">Loveall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56:.G56])" office:value-type="float" office:value="5.6" calcext:value-type="float">
            <text:p>5,6</text:p>
          </table:table-cell>
          <table:table-cell table:formula="of:=IF(RANDBETWEEN(0;10)&lt;[.H5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Elroy" xlink:type="simple">Elroy</text:a> <text:a xlink:href="http://listofrandomnames.com/lastname/Dickison" xlink:type="simple">Dickison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57:.G57])" office:value-type="float" office:value="4.6" calcext:value-type="float">
            <text:p>4,6</text:p>
          </table:table-cell>
          <table:table-cell table:formula="of:=IF(RANDBETWEEN(0;10)&lt;[.H5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Xiomara" xlink:type="simple">Xiomara</text:a> <text:a xlink:href="http://listofrandomnames.com/lastname/Deese" xlink:type="simple">Deese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58:.G58])" office:value-type="float" office:value="5" calcext:value-type="float">
            <text:p>5</text:p>
          </table:table-cell>
          <table:table-cell table:formula="of:=IF(RANDBETWEEN(0;10)&lt;[.H5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Felicita" xlink:type="simple">Felicita</text:a> <text:a xlink:href="http://listofrandomnames.com/lastname/Welliver" xlink:type="simple">Welliver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59:.G59])" office:value-type="float" office:value="3.4" calcext:value-type="float">
            <text:p>3,4</text:p>
          </table:table-cell>
          <table:table-cell table:formula="of:=IF(RANDBETWEEN(0;10)&lt;[.H5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oya" xlink:type="simple">Joya</text:a> <text:a xlink:href="http://listofrandomnames.com/lastname/Sherer" xlink:type="simple">Sherer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60:.G60])" office:value-type="float" office:value="5.2" calcext:value-type="float">
            <text:p>5,2</text:p>
          </table:table-cell>
          <table:table-cell table:formula="of:=IF(RANDBETWEEN(0;10)&lt;[.H6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Fumiko" xlink:type="simple">Fumiko</text:a> <text:a xlink:href="http://listofrandomnames.com/lastname/Julio" xlink:type="simple">Julio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61:.G61])" office:value-type="float" office:value="3.2" calcext:value-type="float">
            <text:p>3,2</text:p>
          </table:table-cell>
          <table:table-cell table:formula="of:=IF(RANDBETWEEN(0;10)&lt;[.H6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Karissa" xlink:type="simple">Karissa</text:a> <text:a xlink:href="http://listofrandomnames.com/lastname/Freudenburg" xlink:type="simple">Freudenburg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62:.G62])" office:value-type="float" office:value="4.6" calcext:value-type="float">
            <text:p>4,6</text:p>
          </table:table-cell>
          <table:table-cell table:formula="of:=IF(RANDBETWEEN(0;10)&lt;[.H6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Eusebia" xlink:type="simple">Eusebia</text:a> <text:a xlink:href="http://listofrandomnames.com/lastname/Hartman" xlink:type="simple">Hartman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63:.G63])" office:value-type="float" office:value="6" calcext:value-type="float">
            <text:p>6</text:p>
          </table:table-cell>
          <table:table-cell table:formula="of:=IF(RANDBETWEEN(0;10)&lt;[.H6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Fernando" xlink:type="simple">Fernando</text:a> <text:a xlink:href="http://listofrandomnames.com/lastname/Tipton" xlink:type="simple">Tipton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64:.G64])" office:value-type="float" office:value="5.8" calcext:value-type="float">
            <text:p>5,8</text:p>
          </table:table-cell>
          <table:table-cell table:formula="of:=IF(RANDBETWEEN(0;10)&lt;[.H6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alorie" xlink:type="simple">Malorie</text:a> <text:a xlink:href="http://listofrandomnames.com/lastname/Shouse" xlink:type="simple">Shouse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65:.G65])" office:value-type="float" office:value="4.8" calcext:value-type="float">
            <text:p>4,8</text:p>
          </table:table-cell>
          <table:table-cell table:formula="of:=IF(RANDBETWEEN(0;10)&lt;[.H6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Kurtis" xlink:type="simple">Kurtis</text:a> <text:a xlink:href="http://listofrandomnames.com/lastname/Risko" xlink:type="simple">Risko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66:.G66])" office:value-type="float" office:value="5.8" calcext:value-type="float">
            <text:p>5,8</text:p>
          </table:table-cell>
          <table:table-cell table:formula="of:=IF(RANDBETWEEN(0;10)&lt;[.H6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Eleni" xlink:type="simple">Eleni</text:a> <text:a xlink:href="http://listofrandomnames.com/lastname/Blair" xlink:type="simple">Blair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67:.G67])" office:value-type="float" office:value="5.8" calcext:value-type="float">
            <text:p>5,8</text:p>
          </table:table-cell>
          <table:table-cell table:formula="of:=IF(RANDBETWEEN(0;10)&lt;[.H6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ilford" xlink:type="simple">Milford</text:a> <text:a xlink:href="http://listofrandomnames.com/lastname/Mcgovern" xlink:type="simple">Mcgovern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68:.G68])" office:value-type="float" office:value="3" calcext:value-type="float">
            <text:p>3</text:p>
          </table:table-cell>
          <table:table-cell table:formula="of:=IF(RANDBETWEEN(0;10)&lt;[.H6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oanie" xlink:type="simple">Joanie</text:a> <text:a xlink:href="http://listofrandomnames.com/lastname/Hosein" xlink:type="simple">Hosein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69:.G69])" office:value-type="float" office:value="3.8" calcext:value-type="float">
            <text:p>3,8</text:p>
          </table:table-cell>
          <table:table-cell table:formula="of:=IF(RANDBETWEEN(0;10)&lt;[.H6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Donya" xlink:type="simple">Donya</text:a> <text:a xlink:href="http://listofrandomnames.com/lastname/Chambliss" xlink:type="simple">Chambliss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70:.G70])" office:value-type="float" office:value="5.2" calcext:value-type="float">
            <text:p>5,2</text:p>
          </table:table-cell>
          <table:table-cell table:formula="of:=IF(RANDBETWEEN(0;10)&lt;[.H7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ackqueline" xlink:type="simple">Jackqueline</text:a> <text:a xlink:href="http://listofrandomnames.com/lastname/Boutin" xlink:type="simple">Boutin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71:.G71])" office:value-type="float" office:value="4.6" calcext:value-type="float">
            <text:p>4,6</text:p>
          </table:table-cell>
          <table:table-cell table:formula="of:=IF(RANDBETWEEN(0;10)&lt;[.H7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Oleta" xlink:type="simple">Oleta</text:a> <text:a xlink:href="http://listofrandomnames.com/lastname/Sheffer" xlink:type="simple">Sheffer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72:.G72])" office:value-type="float" office:value="3.8" calcext:value-type="float">
            <text:p>3,8</text:p>
          </table:table-cell>
          <table:table-cell table:formula="of:=IF(RANDBETWEEN(0;10)&lt;[.H7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addie" xlink:type="simple">Maddie</text:a> <text:a xlink:href="http://listofrandomnames.com/lastname/Newlon" xlink:type="simple">Newlon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73:.G73])" office:value-type="float" office:value="3" calcext:value-type="float">
            <text:p>3</text:p>
          </table:table-cell>
          <table:table-cell table:formula="of:=IF(RANDBETWEEN(0;10)&lt;[.H7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erena" xlink:type="simple">Serena</text:a> <text:a xlink:href="http://listofrandomnames.com/lastname/Silsby" xlink:type="simple">Silsby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74:.G74])" office:value-type="float" office:value="7.2" calcext:value-type="float">
            <text:p>7,2</text:p>
          </table:table-cell>
          <table:table-cell table:formula="of:=IF(RANDBETWEEN(0;10)&lt;[.H7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Clyde" xlink:type="simple">Clyde</text:a> <text:a xlink:href="http://listofrandomnames.com/lastname/Crosby" xlink:type="simple">Crosby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75:.G75])" office:value-type="float" office:value="5" calcext:value-type="float">
            <text:p>5</text:p>
          </table:table-cell>
          <table:table-cell table:formula="of:=IF(RANDBETWEEN(0;10)&lt;[.H7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Tawanda" xlink:type="simple">Tawanda</text:a> <text:a xlink:href="http://listofrandomnames.com/lastname/Elkington" xlink:type="simple">Elkington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76:.G76])" office:value-type="float" office:value="2.2" calcext:value-type="float">
            <text:p>2,2</text:p>
          </table:table-cell>
          <table:table-cell table:formula="of:=IF(RANDBETWEEN(0;10)&lt;[.H7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Lashandra" xlink:type="simple">Lashandra</text:a> <text:a xlink:href="http://listofrandomnames.com/lastname/Clouser" xlink:type="simple">Clouser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77:.G77])" office:value-type="float" office:value="4.6" calcext:value-type="float">
            <text:p>4,6</text:p>
          </table:table-cell>
          <table:table-cell table:formula="of:=IF(RANDBETWEEN(0;10)&lt;[.H7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ulissa" xlink:type="simple">Julissa</text:a> <text:a xlink:href="http://listofrandomnames.com/lastname/Baccus" xlink:type="simple">Baccus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78:.G78])" office:value-type="float" office:value="4.2" calcext:value-type="float">
            <text:p>4,2</text:p>
          </table:table-cell>
          <table:table-cell table:formula="of:=IF(RANDBETWEEN(0;10)&lt;[.H7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Troy" xlink:type="simple">Troy</text:a> <text:a xlink:href="http://listofrandomnames.com/lastname/Jerome" xlink:type="simple">Jerome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79:.G79])" office:value-type="float" office:value="4.8" calcext:value-type="float">
            <text:p>4,8</text:p>
          </table:table-cell>
          <table:table-cell table:formula="of:=IF(RANDBETWEEN(0;10)&lt;[.H7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Ardella" xlink:type="simple">Ardella</text:a> <text:a xlink:href="http://listofrandomnames.com/lastname/Shead" xlink:type="simple">Shead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80:.G80])" office:value-type="float" office:value="2.8" calcext:value-type="float">
            <text:p>2,8</text:p>
          </table:table-cell>
          <table:table-cell table:formula="of:=IF(RANDBETWEEN(0;10)&lt;[.H8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Nicol" xlink:type="simple">Nicol</text:a> <text:a xlink:href="http://listofrandomnames.com/lastname/Farwell" xlink:type="simple">Farwell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81:.G81])" office:value-type="float" office:value="2.6" calcext:value-type="float">
            <text:p>2,6</text:p>
          </table:table-cell>
          <table:table-cell table:formula="of:=IF(RANDBETWEEN(0;10)&lt;[.H8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Betsy" xlink:type="simple">Betsy</text:a> <text:a xlink:href="http://listofrandomnames.com/lastname/Olah" xlink:type="simple">Olah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82:.G82])" office:value-type="float" office:value="4.8" calcext:value-type="float">
            <text:p>4,8</text:p>
          </table:table-cell>
          <table:table-cell table:formula="of:=IF(RANDBETWEEN(0;10)&lt;[.H8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Kenisha" xlink:type="simple">Kenisha</text:a> <text:a xlink:href="http://listofrandomnames.com/lastname/Bearse" xlink:type="simple">Bearse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83:.G83])" office:value-type="float" office:value="4.6" calcext:value-type="float">
            <text:p>4,6</text:p>
          </table:table-cell>
          <table:table-cell table:formula="of:=IF(RANDBETWEEN(0;10)&lt;[.H8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Yuri" xlink:type="simple">Yuri</text:a> <text:a xlink:href="http://listofrandomnames.com/lastname/Dutton" xlink:type="simple">Dutton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84:.G84])" office:value-type="float" office:value="4.8" calcext:value-type="float">
            <text:p>4,8</text:p>
          </table:table-cell>
          <table:table-cell table:formula="of:=IF(RANDBETWEEN(0;10)&lt;[.H8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azmin" xlink:type="simple">Jazmin</text:a> <text:a xlink:href="http://listofrandomnames.com/lastname/Spigner" xlink:type="simple">Spigner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85:.G85])" office:value-type="float" office:value="6.8" calcext:value-type="float">
            <text:p>6,8</text:p>
          </table:table-cell>
          <table:table-cell table:formula="of:=IF(RANDBETWEEN(0;10)&lt;[.H8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Deirdre" xlink:type="simple">Deirdre</text:a> <text:a xlink:href="http://listofrandomnames.com/lastname/Sable" xlink:type="simple">Sable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86:.G86])" office:value-type="float" office:value="6" calcext:value-type="float">
            <text:p>6</text:p>
          </table:table-cell>
          <table:table-cell table:formula="of:=IF(RANDBETWEEN(0;10)&lt;[.H8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uriel" xlink:type="simple">Muriel</text:a> <text:a xlink:href="http://listofrandomnames.com/lastname/Wickham" xlink:type="simple">Wickham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87:.G87])" office:value-type="float" office:value="3" calcext:value-type="float">
            <text:p>3</text:p>
          </table:table-cell>
          <table:table-cell table:formula="of:=IF(RANDBETWEEN(0;10)&lt;[.H8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Estela" xlink:type="simple">Estela</text:a> <text:a xlink:href="http://listofrandomnames.com/lastname/Ding" xlink:type="simple">Ding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88:.G88])" office:value-type="float" office:value="6" calcext:value-type="float">
            <text:p>6</text:p>
          </table:table-cell>
          <table:table-cell table:formula="of:=IF(RANDBETWEEN(0;10)&lt;[.H8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Dawne" xlink:type="simple">Dawne</text:a> <text:a xlink:href="http://listofrandomnames.com/lastname/Roden" xlink:type="simple">Roden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AVERAGE([.C89:.G89])" office:value-type="float" office:value="4.6" calcext:value-type="float">
            <text:p>4,6</text:p>
          </table:table-cell>
          <table:table-cell table:formula="of:=IF(RANDBETWEEN(0;10)&lt;[.H8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helia" xlink:type="simple">Shelia</text:a> <text:a xlink:href="http://listofrandomnames.com/lastname/Loredo" xlink:type="simple">Loredo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90:.G90])" office:value-type="float" office:value="3.4" calcext:value-type="float">
            <text:p>3,4</text:p>
          </table:table-cell>
          <table:table-cell table:formula="of:=IF(RANDBETWEEN(0;10)&lt;[.H9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Ima" xlink:type="simple">Ima</text:a> <text:a xlink:href="http://listofrandomnames.com/lastname/Doll" xlink:type="simple">Doll</text:a> 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91:.G91])" office:value-type="float" office:value="3.8" calcext:value-type="float">
            <text:p>3,8</text:p>
          </table:table-cell>
          <table:table-cell table:formula="of:=IF(RANDBETWEEN(0;10)&lt;[.H9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anett" xlink:type="simple">Janett</text:a> <text:a xlink:href="http://listofrandomnames.com/lastname/Gilman" xlink:type="simple">Gilman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92:.G92])" office:value-type="float" office:value="5.8" calcext:value-type="float">
            <text:p>5,8</text:p>
          </table:table-cell>
          <table:table-cell table:formula="of:=IF(RANDBETWEEN(0;10)&lt;[.H9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Donald" xlink:type="simple">Donald</text:a> <text:a xlink:href="http://listofrandomnames.com/lastname/Maldanado" xlink:type="simple">Maldanado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93:.G93])" office:value-type="float" office:value="5.4" calcext:value-type="float">
            <text:p>5,4</text:p>
          </table:table-cell>
          <table:table-cell table:formula="of:=IF(RANDBETWEEN(0;10)&lt;[.H9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Chris" xlink:type="simple">Chris</text:a> <text:a xlink:href="http://listofrandomnames.com/lastname/Haggins" xlink:type="simple">Haggins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94:.G94])" office:value-type="float" office:value="2" calcext:value-type="float">
            <text:p>2</text:p>
          </table:table-cell>
          <table:table-cell table:formula="of:=IF(RANDBETWEEN(0;10)&lt;[.H9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Roma" xlink:type="simple">Roma</text:a> <text:a xlink:href="http://listofrandomnames.com/lastname/Szczepanski" xlink:type="simple">Szczepanski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95:.G95])" office:value-type="float" office:value="5.6" calcext:value-type="float">
            <text:p>5,6</text:p>
          </table:table-cell>
          <table:table-cell table:formula="of:=IF(RANDBETWEEN(0;10)&lt;[.H9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Ethelyn" xlink:type="simple">Ethelyn</text:a> <text:a xlink:href="http://listofrandomnames.com/lastname/Kells" xlink:type="simple">Kells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96:.G96])" office:value-type="float" office:value="7.6" calcext:value-type="float">
            <text:p>7,6</text:p>
          </table:table-cell>
          <table:table-cell table:formula="of:=IF(RANDBETWEEN(0;10)&lt;[.H9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Yer" xlink:type="simple">Yer</text:a> <text:a xlink:href="http://listofrandomnames.com/lastname/Goodrich" xlink:type="simple">Goodrich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97:.G97])" office:value-type="float" office:value="3.2" calcext:value-type="float">
            <text:p>3,2</text:p>
          </table:table-cell>
          <table:table-cell table:formula="of:=IF(RANDBETWEEN(0;10)&lt;[.H9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Paris" xlink:type="simple">Paris</text:a> <text:a xlink:href="http://listofrandomnames.com/lastname/Johnsen" xlink:type="simple">Johnsen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98:.G98])" office:value-type="float" office:value="3.4" calcext:value-type="float">
            <text:p>3,4</text:p>
          </table:table-cell>
          <table:table-cell table:formula="of:=IF(RANDBETWEEN(0;10)&lt;[.H9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Bridget" xlink:type="simple">Bridget</text:a> <text:a xlink:href="http://listofrandomnames.com/lastname/Lubinski" xlink:type="simple">Lubinski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99:.G99])" office:value-type="float" office:value="6" calcext:value-type="float">
            <text:p>6</text:p>
          </table:table-cell>
          <table:table-cell table:formula="of:=IF(RANDBETWEEN(0;10)&lt;[.H9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Erna" xlink:type="simple">Erna</text:a> <text:a xlink:href="http://listofrandomnames.com/lastname/Choe" xlink:type="simple">Choe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100:.G100])" office:value-type="float" office:value="4" calcext:value-type="float">
            <text:p>4</text:p>
          </table:table-cell>
          <table:table-cell table:formula="of:=IF(RANDBETWEEN(0;10)&lt;[.H10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Delia" xlink:type="simple">Delia</text:a> <text:a xlink:href="http://listofrandomnames.com/lastname/Petrarca" xlink:type="simple">Petrarca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101:.G101])" office:value-type="float" office:value="5.4" calcext:value-type="float">
            <text:p>5,4</text:p>
          </table:table-cell>
          <table:table-cell table:formula="of:=IF(RANDBETWEEN(0;10)&lt;[.H10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Kiyoko" xlink:type="simple">Kiyoko</text:a> <text:a xlink:href="http://listofrandomnames.com/lastname/Ferreri" xlink:type="simple">Ferreri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102:.G102])" office:value-type="float" office:value="2.6" calcext:value-type="float">
            <text:p>2,6</text:p>
          </table:table-cell>
          <table:table-cell table:formula="of:=IF(RANDBETWEEN(0;10)&lt;[.H10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Nicolas" xlink:type="simple">Nicolas</text:a> <text:a xlink:href="http://listofrandomnames.com/lastname/Kubat" xlink:type="simple">Kubat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103:.G103])" office:value-type="float" office:value="3.8" calcext:value-type="float">
            <text:p>3,8</text:p>
          </table:table-cell>
          <table:table-cell table:formula="of:=IF(RANDBETWEEN(0;10)&lt;[.H10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Angela" xlink:type="simple">Angela</text:a> <text:a xlink:href="http://listofrandomnames.com/lastname/Krehbiel" xlink:type="simple">Krehbiel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104:.G104])" office:value-type="float" office:value="4.8" calcext:value-type="float">
            <text:p>4,8</text:p>
          </table:table-cell>
          <table:table-cell table:formula="of:=IF(RANDBETWEEN(0;10)&lt;[.H10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Clark" xlink:type="simple">Clark</text:a> <text:a xlink:href="http://listofrandomnames.com/lastname/Malloy" xlink:type="simple">Malloy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105:.G105])" office:value-type="float" office:value="4" calcext:value-type="float">
            <text:p>4</text:p>
          </table:table-cell>
          <table:table-cell table:formula="of:=IF(RANDBETWEEN(0;10)&lt;[.H10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Annalisa" xlink:type="simple">Annalisa</text:a> <text:a xlink:href="http://listofrandomnames.com/lastname/Deloera" xlink:type="simple">Deloera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106:.G106])" office:value-type="float" office:value="4.8" calcext:value-type="float">
            <text:p>4,8</text:p>
          </table:table-cell>
          <table:table-cell table:formula="of:=IF(RANDBETWEEN(0;10)&lt;[.H10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Eufemia" xlink:type="simple">Eufemia</text:a> <text:a xlink:href="http://listofrandomnames.com/lastname/Schueler" xlink:type="simple">Schueler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107:.G107])" office:value-type="float" office:value="4.8" calcext:value-type="float">
            <text:p>4,8</text:p>
          </table:table-cell>
          <table:table-cell table:formula="of:=IF(RANDBETWEEN(0;10)&lt;[.H10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Loris" xlink:type="simple">Loris</text:a> <text:a xlink:href="http://listofrandomnames.com/lastname/Packard" xlink:type="simple">Packard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108:.G108])" office:value-type="float" office:value="7.2" calcext:value-type="float">
            <text:p>7,2</text:p>
          </table:table-cell>
          <table:table-cell table:formula="of:=IF(RANDBETWEEN(0;10)&lt;[.H10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Emelda" xlink:type="simple">Emelda</text:a> <text:a xlink:href="http://listofrandomnames.com/lastname/Pretty" xlink:type="simple">Pretty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109:.G109])" office:value-type="float" office:value="6.6" calcext:value-type="float">
            <text:p>6,6</text:p>
          </table:table-cell>
          <table:table-cell table:formula="of:=IF(RANDBETWEEN(0;10)&lt;[.H10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Lorene" xlink:type="simple">Lorene</text:a> <text:a xlink:href="http://listofrandomnames.com/lastname/Bessey" xlink:type="simple">Bessey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110:.G110])" office:value-type="float" office:value="4.6" calcext:value-type="float">
            <text:p>4,6</text:p>
          </table:table-cell>
          <table:table-cell table:formula="of:=IF(RANDBETWEEN(0;10)&lt;[.H11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America" xlink:type="simple">America</text:a> <text:a xlink:href="http://listofrandomnames.com/lastname/Jong" xlink:type="simple">Jong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111:.G111])" office:value-type="float" office:value="5" calcext:value-type="float">
            <text:p>5</text:p>
          </table:table-cell>
          <table:table-cell table:formula="of:=IF(RANDBETWEEN(0;10)&lt;[.H11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ulietta" xlink:type="simple">Julietta</text:a> <text:a xlink:href="http://listofrandomnames.com/lastname/Raiford" xlink:type="simple">Raiford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112:.G112])" office:value-type="float" office:value="5.6" calcext:value-type="float">
            <text:p>5,6</text:p>
          </table:table-cell>
          <table:table-cell table:formula="of:=IF(RANDBETWEEN(0;10)&lt;[.H11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Dotty" xlink:type="simple">Dotty</text:a> <text:a xlink:href="http://listofrandomnames.com/lastname/Stalder" xlink:type="simple">Stalder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113:.G113])" office:value-type="float" office:value="6.6" calcext:value-type="float">
            <text:p>6,6</text:p>
          </table:table-cell>
          <table:table-cell table:formula="of:=IF(RANDBETWEEN(0;10)&lt;[.H11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Trenton" xlink:type="simple">Trenton</text:a> <text:a xlink:href="http://listofrandomnames.com/lastname/Bedard" xlink:type="simple">Bedard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114:.G114])" office:value-type="float" office:value="6" calcext:value-type="float">
            <text:p>6</text:p>
          </table:table-cell>
          <table:table-cell table:formula="of:=IF(RANDBETWEEN(0;10)&lt;[.H11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ammy" xlink:type="simple">Sammy</text:a> <text:a xlink:href="http://listofrandomnames.com/lastname/Dupras" xlink:type="simple">Dupras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115:.G115])" office:value-type="float" office:value="3.6" calcext:value-type="float">
            <text:p>3,6</text:p>
          </table:table-cell>
          <table:table-cell table:formula="of:=IF(RANDBETWEEN(0;10)&lt;[.H11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Winifred" xlink:type="simple">Winifred</text:a> <text:a xlink:href="http://listofrandomnames.com/lastname/Tweedy" xlink:type="simple">Tweedy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116:.G116])" office:value-type="float" office:value="4" calcext:value-type="float">
            <text:p>4</text:p>
          </table:table-cell>
          <table:table-cell table:formula="of:=IF(RANDBETWEEN(0;10)&lt;[.H11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Nannette" xlink:type="simple">Nannette</text:a> <text:a xlink:href="http://listofrandomnames.com/lastname/Baumert" xlink:type="simple">Baumert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117:.G117])" office:value-type="float" office:value="3.8" calcext:value-type="float">
            <text:p>3,8</text:p>
          </table:table-cell>
          <table:table-cell table:formula="of:=IF(RANDBETWEEN(0;10)&lt;[.H11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Eleonora" xlink:type="simple">Eleonora</text:a> <text:a xlink:href="http://listofrandomnames.com/lastname/Mier" xlink:type="simple">Mier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118:.G118])" office:value-type="float" office:value="6.2" calcext:value-type="float">
            <text:p>6,2</text:p>
          </table:table-cell>
          <table:table-cell table:formula="of:=IF(RANDBETWEEN(0;10)&lt;[.H11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Rosemarie" xlink:type="simple">Rosemarie</text:a> <text:a xlink:href="http://listofrandomnames.com/lastname/Tesar" xlink:type="simple">Tesar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119:.G119])" office:value-type="float" office:value="2" calcext:value-type="float">
            <text:p>2</text:p>
          </table:table-cell>
          <table:table-cell table:formula="of:=IF(RANDBETWEEN(0;10)&lt;[.H11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Keri" xlink:type="simple">Keri</text:a> <text:a xlink:href="http://listofrandomnames.com/lastname/Hoffer" xlink:type="simple">Hoffer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120:.G120])" office:value-type="float" office:value="5.2" calcext:value-type="float">
            <text:p>5,2</text:p>
          </table:table-cell>
          <table:table-cell table:formula="of:=IF(RANDBETWEEN(0;10)&lt;[.H12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Weldon" xlink:type="simple">Weldon</text:a> <text:a xlink:href="http://listofrandomnames.com/lastname/Pyne" xlink:type="simple">Pyne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121:.G121])" office:value-type="float" office:value="5.4" calcext:value-type="float">
            <text:p>5,4</text:p>
          </table:table-cell>
          <table:table-cell table:formula="of:=IF(RANDBETWEEN(0;10)&lt;[.H12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elva" xlink:type="simple">Melva</text:a> <text:a xlink:href="http://listofrandomnames.com/lastname/Clubb" xlink:type="simple">Clubb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122:.G122])" office:value-type="float" office:value="4.2" calcext:value-type="float">
            <text:p>4,2</text:p>
          </table:table-cell>
          <table:table-cell table:formula="of:=IF(RANDBETWEEN(0;10)&lt;[.H12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ohnetta" xlink:type="simple">Johnetta</text:a> <text:a xlink:href="http://listofrandomnames.com/lastname/Freeze" xlink:type="simple">Freeze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123:.G123])" office:value-type="float" office:value="3.8" calcext:value-type="float">
            <text:p>3,8</text:p>
          </table:table-cell>
          <table:table-cell table:formula="of:=IF(RANDBETWEEN(0;10)&lt;[.H12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Chung" xlink:type="simple">Chung</text:a> <text:a xlink:href="http://listofrandomnames.com/lastname/Tapia" xlink:type="simple">Tapia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124:.G124])" office:value-type="float" office:value="1.8" calcext:value-type="float">
            <text:p>1,8</text:p>
          </table:table-cell>
          <table:table-cell table:formula="of:=IF(RANDBETWEEN(0;10)&lt;[.H12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Kate" xlink:type="simple">Kate</text:a> <text:a xlink:href="http://listofrandomnames.com/lastname/Loflin" xlink:type="simple">Loflin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125:.G125])" office:value-type="float" office:value="3.8" calcext:value-type="float">
            <text:p>3,8</text:p>
          </table:table-cell>
          <table:table-cell table:formula="of:=IF(RANDBETWEEN(0;10)&lt;[.H12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Lawana" xlink:type="simple">Lawana</text:a> <text:a xlink:href="http://listofrandomnames.com/lastname/Dimarco" xlink:type="simple">Dimarco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126:.G126])" office:value-type="float" office:value="6.2" calcext:value-type="float">
            <text:p>6,2</text:p>
          </table:table-cell>
          <table:table-cell table:formula="of:=IF(RANDBETWEEN(0;10)&lt;[.H12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Douglass" xlink:type="simple">Douglass</text:a> <text:a xlink:href="http://listofrandomnames.com/lastname/Maclean" xlink:type="simple">Maclean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127:.G127])" office:value-type="float" office:value="4.8" calcext:value-type="float">
            <text:p>4,8</text:p>
          </table:table-cell>
          <table:table-cell table:formula="of:=IF(RANDBETWEEN(0;10)&lt;[.H12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Velda" xlink:type="simple">Velda</text:a> <text:a xlink:href="http://listofrandomnames.com/lastname/Neveu" xlink:type="simple">Neveu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AVERAGE([.C128:.G128])" office:value-type="float" office:value="4" calcext:value-type="float">
            <text:p>4</text:p>
          </table:table-cell>
          <table:table-cell table:formula="of:=IF(RANDBETWEEN(0;10)&lt;[.H12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effry" xlink:type="simple">Jeffry</text:a> <text:a xlink:href="http://listofrandomnames.com/lastname/Tillman" xlink:type="simple">Tillman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129:.G129])" office:value-type="float" office:value="3.6" calcext:value-type="float">
            <text:p>3,6</text:p>
          </table:table-cell>
          <table:table-cell table:formula="of:=IF(RANDBETWEEN(0;10)&lt;[.H12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itsuko" xlink:type="simple">Mitsuko</text:a> <text:a xlink:href="http://listofrandomnames.com/lastname/Stice" xlink:type="simple">Stice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130:.G130])" office:value-type="float" office:value="3.2" calcext:value-type="float">
            <text:p>3,2</text:p>
          </table:table-cell>
          <table:table-cell table:formula="of:=IF(RANDBETWEEN(0;10)&lt;[.H13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Bev" xlink:type="simple">Bev</text:a> <text:a xlink:href="http://listofrandomnames.com/lastname/Brunson" xlink:type="simple">Brunson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131:.G131])" office:value-type="float" office:value="6.8" calcext:value-type="float">
            <text:p>6,8</text:p>
          </table:table-cell>
          <table:table-cell table:formula="of:=IF(RANDBETWEEN(0;10)&lt;[.H13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Alex" xlink:type="simple">Alex</text:a> <text:a xlink:href="http://listofrandomnames.com/lastname/Kung" xlink:type="simple">Kung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132:.G132])" office:value-type="float" office:value="6.6" calcext:value-type="float">
            <text:p>6,6</text:p>
          </table:table-cell>
          <table:table-cell table:formula="of:=IF(RANDBETWEEN(0;10)&lt;[.H13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Arvilla" xlink:type="simple">Arvilla</text:a> <text:a xlink:href="http://listofrandomnames.com/lastname/Para" xlink:type="simple">Para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133:.G133])" office:value-type="float" office:value="4.6" calcext:value-type="float">
            <text:p>4,6</text:p>
          </table:table-cell>
          <table:table-cell table:formula="of:=IF(RANDBETWEEN(0;10)&lt;[.H13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Long" xlink:type="simple">Long</text:a> <text:a xlink:href="http://listofrandomnames.com/lastname/Servantes" xlink:type="simple">Servantes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134:.G134])" office:value-type="float" office:value="5.4" calcext:value-type="float">
            <text:p>5,4</text:p>
          </table:table-cell>
          <table:table-cell table:formula="of:=IF(RANDBETWEEN(0;10)&lt;[.H13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Luciana" xlink:type="simple">Luciana</text:a> <text:a xlink:href="http://listofrandomnames.com/lastname/Estey" xlink:type="simple">Estey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135:.G135])" office:value-type="float" office:value="2" calcext:value-type="float">
            <text:p>2</text:p>
          </table:table-cell>
          <table:table-cell table:formula="of:=IF(RANDBETWEEN(0;10)&lt;[.H13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Howard" xlink:type="simple">Howard</text:a> <text:a xlink:href="http://listofrandomnames.com/lastname/Lapeyrouse" xlink:type="simple">Lapeyrouse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136:.G136])" office:value-type="float" office:value="5.8" calcext:value-type="float">
            <text:p>5,8</text:p>
          </table:table-cell>
          <table:table-cell table:formula="of:=IF(RANDBETWEEN(0;10)&lt;[.H13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Eryn" xlink:type="simple">Eryn</text:a> <text:a xlink:href="http://listofrandomnames.com/lastname/Lucena" xlink:type="simple">Lucena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137:.G137])" office:value-type="float" office:value="3.6" calcext:value-type="float">
            <text:p>3,6</text:p>
          </table:table-cell>
          <table:table-cell table:formula="of:=IF(RANDBETWEEN(0;10)&lt;[.H13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erna" xlink:type="simple">Merna</text:a> <text:a xlink:href="http://listofrandomnames.com/lastname/Heavrin" xlink:type="simple">Heavrin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138:.G138])" office:value-type="float" office:value="6" calcext:value-type="float">
            <text:p>6</text:p>
          </table:table-cell>
          <table:table-cell table:formula="of:=IF(RANDBETWEEN(0;10)&lt;[.H13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hirely" xlink:type="simple">Shirely</text:a> <text:a xlink:href="http://listofrandomnames.com/lastname/Geers" xlink:type="simple">Geers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139:.G139])" office:value-type="float" office:value="4.8" calcext:value-type="float">
            <text:p>4,8</text:p>
          </table:table-cell>
          <table:table-cell table:formula="of:=IF(RANDBETWEEN(0;10)&lt;[.H13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Nedra" xlink:type="simple">Nedra</text:a> <text:a xlink:href="http://listofrandomnames.com/lastname/Valade" xlink:type="simple">Valade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140:.G140])" office:value-type="float" office:value="5.6" calcext:value-type="float">
            <text:p>5,6</text:p>
          </table:table-cell>
          <table:table-cell table:formula="of:=IF(RANDBETWEEN(0;10)&lt;[.H14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Inga" xlink:type="simple">Inga</text:a> <text:a xlink:href="http://listofrandomnames.com/lastname/Engles" xlink:type="simple">Engles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141:.G141])" office:value-type="float" office:value="4.6" calcext:value-type="float">
            <text:p>4,6</text:p>
          </table:table-cell>
          <table:table-cell table:formula="of:=IF(RANDBETWEEN(0;10)&lt;[.H14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Bethany" xlink:type="simple">Bethany</text:a> <text:a xlink:href="http://listofrandomnames.com/lastname/Weisz" xlink:type="simple">Weisz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142:.G142])" office:value-type="float" office:value="4" calcext:value-type="float">
            <text:p>4</text:p>
          </table:table-cell>
          <table:table-cell table:formula="of:=IF(RANDBETWEEN(0;10)&lt;[.H14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Tonisha" xlink:type="simple">Tonisha</text:a> <text:a xlink:href="http://listofrandomnames.com/lastname/Veselka" xlink:type="simple">Veselka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143:.G143])" office:value-type="float" office:value="6.2" calcext:value-type="float">
            <text:p>6,2</text:p>
          </table:table-cell>
          <table:table-cell table:formula="of:=IF(RANDBETWEEN(0;10)&lt;[.H14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Breanna" xlink:type="simple">Breanna</text:a> <text:a xlink:href="http://listofrandomnames.com/lastname/Maglione" xlink:type="simple">Maglione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144:.G144])" office:value-type="float" office:value="6.2" calcext:value-type="float">
            <text:p>6,2</text:p>
          </table:table-cell>
          <table:table-cell table:formula="of:=IF(RANDBETWEEN(0;10)&lt;[.H14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Coletta" xlink:type="simple">Coletta</text:a> <text:a xlink:href="http://listofrandomnames.com/lastname/Newborn" xlink:type="simple">Newborn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145:.G145])" office:value-type="float" office:value="4.8" calcext:value-type="float">
            <text:p>4,8</text:p>
          </table:table-cell>
          <table:table-cell table:formula="of:=IF(RANDBETWEEN(0;10)&lt;[.H14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Davis" xlink:type="simple">Davis</text:a> <text:a xlink:href="http://listofrandomnames.com/lastname/Plump" xlink:type="simple">Plump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146:.G146])" office:value-type="float" office:value="3.4" calcext:value-type="float">
            <text:p>3,4</text:p>
          </table:table-cell>
          <table:table-cell table:formula="of:=IF(RANDBETWEEN(0;10)&lt;[.H14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hante" xlink:type="simple">Shante</text:a> <text:a xlink:href="http://listofrandomnames.com/lastname/Maggart" xlink:type="simple">Maggart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147:.G147])" office:value-type="float" office:value="5.2" calcext:value-type="float">
            <text:p>5,2</text:p>
          </table:table-cell>
          <table:table-cell table:formula="of:=IF(RANDBETWEEN(0;10)&lt;[.H14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haran" xlink:type="simple">Sharan</text:a> <text:a xlink:href="http://listofrandomnames.com/lastname/Fogarty" xlink:type="simple">Fogarty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148:.G148])" office:value-type="float" office:value="5.8" calcext:value-type="float">
            <text:p>5,8</text:p>
          </table:table-cell>
          <table:table-cell table:formula="of:=IF(RANDBETWEEN(0;10)&lt;[.H14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handi" xlink:type="simple">Shandi</text:a> <text:a xlink:href="http://listofrandomnames.com/lastname/Tran" xlink:type="simple">Tran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149:.G149])" office:value-type="float" office:value="6.2" calcext:value-type="float">
            <text:p>6,2</text:p>
          </table:table-cell>
          <table:table-cell table:formula="of:=IF(RANDBETWEEN(0;10)&lt;[.H14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Arielle" xlink:type="simple">Arielle</text:a> <text:a xlink:href="http://listofrandomnames.com/lastname/Brignac" xlink:type="simple">Brignac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150:.G150])" office:value-type="float" office:value="5.6" calcext:value-type="float">
            <text:p>5,6</text:p>
          </table:table-cell>
          <table:table-cell table:formula="of:=IF(RANDBETWEEN(0;10)&lt;[.H15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Hannelore" xlink:type="simple">Hannelore</text:a> <text:a xlink:href="http://listofrandomnames.com/lastname/Nolen" xlink:type="simple">Nolen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151:.G151])" office:value-type="float" office:value="5.4" calcext:value-type="float">
            <text:p>5,4</text:p>
          </table:table-cell>
          <table:table-cell table:formula="of:=IF(RANDBETWEEN(0;10)&lt;[.H15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in" xlink:type="simple">Min</text:a> <text:a xlink:href="http://listofrandomnames.com/lastname/Maybee" xlink:type="simple">Maybee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152:.G152])" office:value-type="float" office:value="2.6" calcext:value-type="float">
            <text:p>2,6</text:p>
          </table:table-cell>
          <table:table-cell table:formula="of:=IF(RANDBETWEEN(0;10)&lt;[.H15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Angele" xlink:type="simple">Angele</text:a> <text:a xlink:href="http://listofrandomnames.com/lastname/Kinnear" xlink:type="simple">Kinnear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153:.G153])" office:value-type="float" office:value="6" calcext:value-type="float">
            <text:p>6</text:p>
          </table:table-cell>
          <table:table-cell table:formula="of:=IF(RANDBETWEEN(0;10)&lt;[.H15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Alina" xlink:type="simple">Alina</text:a> <text:a xlink:href="http://listofrandomnames.com/lastname/Ellery" xlink:type="simple">Ellery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154:.G154])" office:value-type="float" office:value="3.4" calcext:value-type="float">
            <text:p>3,4</text:p>
          </table:table-cell>
          <table:table-cell table:formula="of:=IF(RANDBETWEEN(0;10)&lt;[.H15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Hassie" xlink:type="simple">Hassie</text:a> <text:a xlink:href="http://listofrandomnames.com/lastname/Winkfield" xlink:type="simple">Winkfield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155:.G155])" office:value-type="float" office:value="5" calcext:value-type="float">
            <text:p>5</text:p>
          </table:table-cell>
          <table:table-cell table:formula="of:=IF(RANDBETWEEN(0;10)&lt;[.H15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Gilda" xlink:type="simple">Gilda</text:a> <text:a xlink:href="http://listofrandomnames.com/lastname/Moorhouse" xlink:type="simple">Moorhouse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156:.G156])" office:value-type="float" office:value="8.2" calcext:value-type="float">
            <text:p>8,2</text:p>
          </table:table-cell>
          <table:table-cell table:formula="of:=IF(RANDBETWEEN(0;10)&lt;[.H15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Tori" xlink:type="simple">Tori</text:a> <text:a xlink:href="http://listofrandomnames.com/lastname/Gibby" xlink:type="simple">Gibby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157:.G157])" office:value-type="float" office:value="3.6" calcext:value-type="float">
            <text:p>3,6</text:p>
          </table:table-cell>
          <table:table-cell table:formula="of:=IF(RANDBETWEEN(0;10)&lt;[.H15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arred" xlink:type="simple">Jarred</text:a> <text:a xlink:href="http://listofrandomnames.com/lastname/Bowens" xlink:type="simple">Bowens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158:.G158])" office:value-type="float" office:value="6.6" calcext:value-type="float">
            <text:p>6,6</text:p>
          </table:table-cell>
          <table:table-cell table:formula="of:=IF(RANDBETWEEN(0;10)&lt;[.H15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arget" xlink:type="simple">Marget</text:a> <text:a xlink:href="http://listofrandomnames.com/lastname/Flippo" xlink:type="simple">Flippo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159:.G159])" office:value-type="float" office:value="7.6" calcext:value-type="float">
            <text:p>7,6</text:p>
          </table:table-cell>
          <table:table-cell table:formula="of:=IF(RANDBETWEEN(0;10)&lt;[.H15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adge" xlink:type="simple">Madge</text:a> <text:a xlink:href="http://listofrandomnames.com/lastname/Pollock" xlink:type="simple">Pollock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160:.G160])" office:value-type="float" office:value="4" calcext:value-type="float">
            <text:p>4</text:p>
          </table:table-cell>
          <table:table-cell table:formula="of:=IF(RANDBETWEEN(0;10)&lt;[.H16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Carolann" xlink:type="simple">Carolann</text:a> <text:a xlink:href="http://listofrandomnames.com/lastname/Authement" xlink:type="simple">Authement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161:.G161])" office:value-type="float" office:value="3" calcext:value-type="float">
            <text:p>3</text:p>
          </table:table-cell>
          <table:table-cell table:formula="of:=IF(RANDBETWEEN(0;10)&lt;[.H16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Forest" xlink:type="simple">Forest</text:a> <text:a xlink:href="http://listofrandomnames.com/lastname/Bartle" xlink:type="simple">Bartle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162:.G162])" office:value-type="float" office:value="4.8" calcext:value-type="float">
            <text:p>4,8</text:p>
          </table:table-cell>
          <table:table-cell table:formula="of:=IF(RANDBETWEEN(0;10)&lt;[.H16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irena" xlink:type="simple">Sirena</text:a> <text:a xlink:href="http://listofrandomnames.com/lastname/Suman" xlink:type="simple">Suman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163:.G163])" office:value-type="float" office:value="5.8" calcext:value-type="float">
            <text:p>5,8</text:p>
          </table:table-cell>
          <table:table-cell table:formula="of:=IF(RANDBETWEEN(0;10)&lt;[.H16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helton" xlink:type="simple">Shelton</text:a> <text:a xlink:href="http://listofrandomnames.com/lastname/Masone" xlink:type="simple">Masone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164:.G164])" office:value-type="float" office:value="5.2" calcext:value-type="float">
            <text:p>5,2</text:p>
          </table:table-cell>
          <table:table-cell table:formula="of:=IF(RANDBETWEEN(0;10)&lt;[.H16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Francoise" xlink:type="simple">Francoise</text:a> <text:a xlink:href="http://listofrandomnames.com/lastname/Ables" xlink:type="simple">Ables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165:.G165])" office:value-type="float" office:value="3.4" calcext:value-type="float">
            <text:p>3,4</text:p>
          </table:table-cell>
          <table:table-cell table:formula="of:=IF(RANDBETWEEN(0;10)&lt;[.H16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Palmer" xlink:type="simple">Palmer</text:a> <text:a xlink:href="http://listofrandomnames.com/lastname/Deherrera" xlink:type="simple">Deherrera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166:.G166])" office:value-type="float" office:value="6.2" calcext:value-type="float">
            <text:p>6,2</text:p>
          </table:table-cell>
          <table:table-cell table:formula="of:=IF(RANDBETWEEN(0;10)&lt;[.H16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Kelvin" xlink:type="simple">Kelvin</text:a> <text:a xlink:href="http://listofrandomnames.com/lastname/Shin" xlink:type="simple">Shin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AVERAGE([.C167:.G167])" office:value-type="float" office:value="5.6" calcext:value-type="float">
            <text:p>5,6</text:p>
          </table:table-cell>
          <table:table-cell table:formula="of:=IF(RANDBETWEEN(0;10)&lt;[.H16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Kimberely" xlink:type="simple">Kimberely</text:a> <text:a xlink:href="http://listofrandomnames.com/lastname/Bolinger" xlink:type="simple">Bolinger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168:.G168])" office:value-type="float" office:value="6.8" calcext:value-type="float">
            <text:p>6,8</text:p>
          </table:table-cell>
          <table:table-cell table:formula="of:=IF(RANDBETWEEN(0;10)&lt;[.H16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aya" xlink:type="simple">Maya</text:a> <text:a xlink:href="http://listofrandomnames.com/lastname/Pryor" xlink:type="simple">Pryor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169:.G169])" office:value-type="float" office:value="4" calcext:value-type="float">
            <text:p>4</text:p>
          </table:table-cell>
          <table:table-cell table:formula="of:=IF(RANDBETWEEN(0;10)&lt;[.H16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Brittanie" xlink:type="simple">Brittanie</text:a> <text:a xlink:href="http://listofrandomnames.com/lastname/Brackman" xlink:type="simple">Brackman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170:.G170])" office:value-type="float" office:value="6.2" calcext:value-type="float">
            <text:p>6,2</text:p>
          </table:table-cell>
          <table:table-cell table:formula="of:=IF(RANDBETWEEN(0;10)&lt;[.H17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Dallas" xlink:type="simple">Dallas</text:a> <text:a xlink:href="http://listofrandomnames.com/lastname/Cavin" xlink:type="simple">Cavin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171:.G171])" office:value-type="float" office:value="6.2" calcext:value-type="float">
            <text:p>6,2</text:p>
          </table:table-cell>
          <table:table-cell table:formula="of:=IF(RANDBETWEEN(0;10)&lt;[.H17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arylee" xlink:type="simple">Marylee</text:a> <text:a xlink:href="http://listofrandomnames.com/lastname/Prevo" xlink:type="simple">Prevo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172:.G172])" office:value-type="float" office:value="5.2" calcext:value-type="float">
            <text:p>5,2</text:p>
          </table:table-cell>
          <table:table-cell table:formula="of:=IF(RANDBETWEEN(0;10)&lt;[.H17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eff" xlink:type="simple">Jeff</text:a> <text:a xlink:href="http://listofrandomnames.com/lastname/Wagar" xlink:type="simple">Wagar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173:.G173])" office:value-type="float" office:value="6.6" calcext:value-type="float">
            <text:p>6,6</text:p>
          </table:table-cell>
          <table:table-cell table:formula="of:=IF(RANDBETWEEN(0;10)&lt;[.H17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Ethel" xlink:type="simple">Ethel</text:a> <text:a xlink:href="http://listofrandomnames.com/lastname/Proudfoot" xlink:type="simple">Proudfoot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174:.G174])" office:value-type="float" office:value="7.2" calcext:value-type="float">
            <text:p>7,2</text:p>
          </table:table-cell>
          <table:table-cell table:formula="of:=IF(RANDBETWEEN(0;10)&lt;[.H17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Bibi" xlink:type="simple">Bibi</text:a> <text:a xlink:href="http://listofrandomnames.com/lastname/Capo" xlink:type="simple">Capo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AVERAGE([.C175:.G175])" office:value-type="float" office:value="2.6" calcext:value-type="float">
            <text:p>2,6</text:p>
          </table:table-cell>
          <table:table-cell table:formula="of:=IF(RANDBETWEEN(0;10)&lt;[.H17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Alissa" xlink:type="simple">Alissa</text:a> <text:a xlink:href="http://listofrandomnames.com/lastname/Winter" xlink:type="simple">Winter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176:.G176])" office:value-type="float" office:value="3.4" calcext:value-type="float">
            <text:p>3,4</text:p>
          </table:table-cell>
          <table:table-cell table:formula="of:=IF(RANDBETWEEN(0;10)&lt;[.H17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alvatore" xlink:type="simple">Salvatore</text:a> <text:a xlink:href="http://listofrandomnames.com/lastname/Gosnell" xlink:type="simple">Gosnell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177:.G177])" office:value-type="float" office:value="3" calcext:value-type="float">
            <text:p>3</text:p>
          </table:table-cell>
          <table:table-cell table:formula="of:=IF(RANDBETWEEN(0;10)&lt;[.H17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Isaac" xlink:type="simple">Isaac</text:a> <text:a xlink:href="http://listofrandomnames.com/lastname/Paulette" xlink:type="simple">Paulette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178:.G178])" office:value-type="float" office:value="4.8" calcext:value-type="float">
            <text:p>4,8</text:p>
          </table:table-cell>
          <table:table-cell table:formula="of:=IF(RANDBETWEEN(0;10)&lt;[.H17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Tangela" xlink:type="simple">Tangela</text:a> <text:a xlink:href="http://listofrandomnames.com/lastname/Fournier" xlink:type="simple">Fournier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179:.G179])" office:value-type="float" office:value="6.6" calcext:value-type="float">
            <text:p>6,6</text:p>
          </table:table-cell>
          <table:table-cell table:formula="of:=IF(RANDBETWEEN(0;10)&lt;[.H17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tarr" xlink:type="simple">Starr</text:a> <text:a xlink:href="http://listofrandomnames.com/lastname/Sletten" xlink:type="simple">Sletten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180:.G180])" office:value-type="float" office:value="7.6" calcext:value-type="float">
            <text:p>7,6</text:p>
          </table:table-cell>
          <table:table-cell table:formula="of:=IF(RANDBETWEEN(0;10)&lt;[.H18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herry" xlink:type="simple">Sherry</text:a> <text:a xlink:href="http://listofrandomnames.com/lastname/Gadson" xlink:type="simple">Gadson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181:.G181])" office:value-type="float" office:value="8.2" calcext:value-type="float">
            <text:p>8,2</text:p>
          </table:table-cell>
          <table:table-cell table:formula="of:=IF(RANDBETWEEN(0;10)&lt;[.H18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Lavone" xlink:type="simple">Lavone</text:a> <text:a xlink:href="http://listofrandomnames.com/lastname/Rousselle" xlink:type="simple">Rousselle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182:.G182])" office:value-type="float" office:value="7" calcext:value-type="float">
            <text:p>7</text:p>
          </table:table-cell>
          <table:table-cell table:formula="of:=IF(RANDBETWEEN(0;10)&lt;[.H18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Fawn" xlink:type="simple">Fawn</text:a> <text:a xlink:href="http://listofrandomnames.com/lastname/Byford" xlink:type="simple">Byford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183:.G183])" office:value-type="float" office:value="3.2" calcext:value-type="float">
            <text:p>3,2</text:p>
          </table:table-cell>
          <table:table-cell table:formula="of:=IF(RANDBETWEEN(0;10)&lt;[.H18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Darla" xlink:type="simple">Darla</text:a> <text:a xlink:href="http://listofrandomnames.com/lastname/Lefevers" xlink:type="simple">Lefevers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184:.G184])" office:value-type="float" office:value="5.8" calcext:value-type="float">
            <text:p>5,8</text:p>
          </table:table-cell>
          <table:table-cell table:formula="of:=IF(RANDBETWEEN(0;10)&lt;[.H18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Willis" xlink:type="simple">Willis</text:a> <text:a xlink:href="http://listofrandomnames.com/lastname/Sumlin" xlink:type="simple">Sumlin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185:.G185])" office:value-type="float" office:value="5.4" calcext:value-type="float">
            <text:p>5,4</text:p>
          </table:table-cell>
          <table:table-cell table:formula="of:=IF(RANDBETWEEN(0;10)&lt;[.H18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Caron" xlink:type="simple">Caron</text:a> <text:a xlink:href="http://listofrandomnames.com/lastname/Ellwood" xlink:type="simple">Ellwood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AVERAGE([.C186:.G186])" office:value-type="float" office:value="5.2" calcext:value-type="float">
            <text:p>5,2</text:p>
          </table:table-cell>
          <table:table-cell table:formula="of:=IF(RANDBETWEEN(0;10)&lt;[.H18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Fred" xlink:type="simple">Fred</text:a> <text:a xlink:href="http://listofrandomnames.com/lastname/Reyes" xlink:type="simple">Reyes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187:.G187])" office:value-type="float" office:value="6.2" calcext:value-type="float">
            <text:p>6,2</text:p>
          </table:table-cell>
          <table:table-cell table:formula="of:=IF(RANDBETWEEN(0;10)&lt;[.H18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Tameika" xlink:type="simple">Tameika</text:a> <text:a xlink:href="http://listofrandomnames.com/lastname/Verdugo" xlink:type="simple">Verdugo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188:.G188])" office:value-type="float" office:value="3.6" calcext:value-type="float">
            <text:p>3,6</text:p>
          </table:table-cell>
          <table:table-cell table:formula="of:=IF(RANDBETWEEN(0;10)&lt;[.H18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Liza" xlink:type="simple">Liza</text:a> <text:a xlink:href="http://listofrandomnames.com/lastname/Sheperd" xlink:type="simple">Sheperd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189:.G189])" office:value-type="float" office:value="3.8" calcext:value-type="float">
            <text:p>3,8</text:p>
          </table:table-cell>
          <table:table-cell table:formula="of:=IF(RANDBETWEEN(0;10)&lt;[.H18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Ouida" xlink:type="simple">Ouida</text:a> <text:a xlink:href="http://listofrandomnames.com/lastname/Remmers" xlink:type="simple">Remmers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190:.G190])" office:value-type="float" office:value="3.8" calcext:value-type="float">
            <text:p>3,8</text:p>
          </table:table-cell>
          <table:table-cell table:formula="of:=IF(RANDBETWEEN(0;10)&lt;[.H19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aymie" xlink:type="simple">Jaymie</text:a> <text:a xlink:href="http://listofrandomnames.com/lastname/Poole" xlink:type="simple">Poole</text:a> 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191:.G191])" office:value-type="float" office:value="4.6" calcext:value-type="float">
            <text:p>4,6</text:p>
          </table:table-cell>
          <table:table-cell table:formula="of:=IF(RANDBETWEEN(0;10)&lt;[.H19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Kristyn" xlink:type="simple">Kristyn</text:a> <text:a xlink:href="http://listofrandomnames.com/lastname/Styer" xlink:type="simple">Styer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192:.G192])" office:value-type="float" office:value="6.6" calcext:value-type="float">
            <text:p>6,6</text:p>
          </table:table-cell>
          <table:table-cell table:formula="of:=IF(RANDBETWEEN(0;10)&lt;[.H19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andi" xlink:type="simple">Mandi</text:a> <text:a xlink:href="http://listofrandomnames.com/lastname/Gaal" xlink:type="simple">Gaal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193:.G193])" office:value-type="float" office:value="4.8" calcext:value-type="float">
            <text:p>4,8</text:p>
          </table:table-cell>
          <table:table-cell table:formula="of:=IF(RANDBETWEEN(0;10)&lt;[.H19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yra" xlink:type="simple">Myra</text:a> <text:a xlink:href="http://listofrandomnames.com/lastname/Bridge" xlink:type="simple">Bridge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194:.G194])" office:value-type="float" office:value="4.4" calcext:value-type="float">
            <text:p>4,4</text:p>
          </table:table-cell>
          <table:table-cell table:formula="of:=IF(RANDBETWEEN(0;10)&lt;[.H19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Gay" xlink:type="simple">Gay</text:a> <text:a xlink:href="http://listofrandomnames.com/lastname/Franzoni" xlink:type="simple">Franzoni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195:.G195])" office:value-type="float" office:value="4.6" calcext:value-type="float">
            <text:p>4,6</text:p>
          </table:table-cell>
          <table:table-cell table:formula="of:=IF(RANDBETWEEN(0;10)&lt;[.H19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ami" xlink:type="simple">Jami</text:a> <text:a xlink:href="http://listofrandomnames.com/lastname/Mcclary" xlink:type="simple">Mcclary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196:.G196])" office:value-type="float" office:value="4.4" calcext:value-type="float">
            <text:p>4,4</text:p>
          </table:table-cell>
          <table:table-cell table:formula="of:=IF(RANDBETWEEN(0;10)&lt;[.H19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Carlton" xlink:type="simple">Carlton</text:a> <text:a xlink:href="http://listofrandomnames.com/lastname/Macleod" xlink:type="simple">Macleod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197:.G197])" office:value-type="float" office:value="4.8" calcext:value-type="float">
            <text:p>4,8</text:p>
          </table:table-cell>
          <table:table-cell table:formula="of:=IF(RANDBETWEEN(0;10)&lt;[.H19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Raven" xlink:type="simple">Raven</text:a> <text:a xlink:href="http://listofrandomnames.com/lastname/Brent" xlink:type="simple">Brent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198:.G198])" office:value-type="float" office:value="4.6" calcext:value-type="float">
            <text:p>4,6</text:p>
          </table:table-cell>
          <table:table-cell table:formula="of:=IF(RANDBETWEEN(0;10)&lt;[.H19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Cherri" xlink:type="simple">Cherri</text:a> <text:a xlink:href="http://listofrandomnames.com/lastname/Liska" xlink:type="simple">Liska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199:.G199])" office:value-type="float" office:value="8.2" calcext:value-type="float">
            <text:p>8,2</text:p>
          </table:table-cell>
          <table:table-cell table:formula="of:=IF(RANDBETWEEN(0;10)&lt;[.H19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Bernita" xlink:type="simple">Bernita</text:a> <text:a xlink:href="http://listofrandomnames.com/lastname/Spaulding" xlink:type="simple">Spaulding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200:.G200])" office:value-type="float" office:value="3.6" calcext:value-type="float">
            <text:p>3,6</text:p>
          </table:table-cell>
          <table:table-cell table:formula="of:=IF(RANDBETWEEN(0;10)&lt;[.H20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Elliot" xlink:type="simple">Elliot</text:a> <text:a xlink:href="http://listofrandomnames.com/lastname/Debnam" xlink:type="simple">Debnam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201:.G201])" office:value-type="float" office:value="5.2" calcext:value-type="float">
            <text:p>5,2</text:p>
          </table:table-cell>
          <table:table-cell table:formula="of:=IF(RANDBETWEEN(0;10)&lt;[.H20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Vincenzo" xlink:type="simple">Vincenzo</text:a> <text:a xlink:href="http://listofrandomnames.com/lastname/Hopps" xlink:type="simple">Hopps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202:.G202])" office:value-type="float" office:value="3.8" calcext:value-type="float">
            <text:p>3,8</text:p>
          </table:table-cell>
          <table:table-cell table:formula="of:=IF(RANDBETWEEN(0;10)&lt;[.H20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Randee" xlink:type="simple">Randee</text:a> <text:a xlink:href="http://listofrandomnames.com/lastname/Mar" xlink:type="simple">Mar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203:.G203])" office:value-type="float" office:value="4" calcext:value-type="float">
            <text:p>4</text:p>
          </table:table-cell>
          <table:table-cell table:formula="of:=IF(RANDBETWEEN(0;10)&lt;[.H20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aximo" xlink:type="simple">Maximo</text:a> <text:a xlink:href="http://listofrandomnames.com/lastname/Garett" xlink:type="simple">Garett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204:.G204])" office:value-type="float" office:value="5.6" calcext:value-type="float">
            <text:p>5,6</text:p>
          </table:table-cell>
          <table:table-cell table:formula="of:=IF(RANDBETWEEN(0;10)&lt;[.H20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Alfreda" xlink:type="simple">Alfreda</text:a> <text:a xlink:href="http://listofrandomnames.com/lastname/Pack" xlink:type="simple">Pack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205:.G205])" office:value-type="float" office:value="5.2" calcext:value-type="float">
            <text:p>5,2</text:p>
          </table:table-cell>
          <table:table-cell table:formula="of:=IF(RANDBETWEEN(0;10)&lt;[.H20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Lynnette" xlink:type="simple">Lynnette</text:a> <text:a xlink:href="http://listofrandomnames.com/lastname/Emmons" xlink:type="simple">Emmons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206:.G206])" office:value-type="float" office:value="3.6" calcext:value-type="float">
            <text:p>3,6</text:p>
          </table:table-cell>
          <table:table-cell table:formula="of:=IF(RANDBETWEEN(0;10)&lt;[.H20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Vernell" xlink:type="simple">Vernell</text:a> <text:a xlink:href="http://listofrandomnames.com/lastname/Marrone" xlink:type="simple">Marrone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207:.G207])" office:value-type="float" office:value="5.4" calcext:value-type="float">
            <text:p>5,4</text:p>
          </table:table-cell>
          <table:table-cell table:formula="of:=IF(RANDBETWEEN(0;10)&lt;[.H20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ani" xlink:type="simple">Jani</text:a> <text:a xlink:href="http://listofrandomnames.com/lastname/Garrigan" xlink:type="simple">Garrigan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208:.G208])" office:value-type="float" office:value="4.4" calcext:value-type="float">
            <text:p>4,4</text:p>
          </table:table-cell>
          <table:table-cell table:formula="of:=IF(RANDBETWEEN(0;10)&lt;[.H20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Darleen" xlink:type="simple">Darleen</text:a> <text:a xlink:href="http://listofrandomnames.com/lastname/Eatman" xlink:type="simple">Eatman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209:.G209])" office:value-type="float" office:value="4.8" calcext:value-type="float">
            <text:p>4,8</text:p>
          </table:table-cell>
          <table:table-cell table:formula="of:=IF(RANDBETWEEN(0;10)&lt;[.H20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oledad" xlink:type="simple">Soledad</text:a> <text:a xlink:href="http://listofrandomnames.com/lastname/Morrison" xlink:type="simple">Morrison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210:.G210])" office:value-type="float" office:value="6.8" calcext:value-type="float">
            <text:p>6,8</text:p>
          </table:table-cell>
          <table:table-cell table:formula="of:=IF(RANDBETWEEN(0;10)&lt;[.H21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amal" xlink:type="simple">Jamal</text:a> <text:a xlink:href="http://listofrandomnames.com/lastname/Cheeseman" xlink:type="simple">Cheeseman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211:.G211])" office:value-type="float" office:value="6" calcext:value-type="float">
            <text:p>6</text:p>
          </table:table-cell>
          <table:table-cell table:formula="of:=IF(RANDBETWEEN(0;10)&lt;[.H21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Theola" xlink:type="simple">Theola</text:a> <text:a xlink:href="http://listofrandomnames.com/lastname/Halstead" xlink:type="simple">Halstead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AVERAGE([.C212:.G212])" office:value-type="float" office:value="3.8" calcext:value-type="float">
            <text:p>3,8</text:p>
          </table:table-cell>
          <table:table-cell table:formula="of:=IF(RANDBETWEEN(0;10)&lt;[.H21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Heather" xlink:type="simple">Heather</text:a> <text:a xlink:href="http://listofrandomnames.com/lastname/Haskin" xlink:type="simple">Haskin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213:.G213])" office:value-type="float" office:value="8.2" calcext:value-type="float">
            <text:p>8,2</text:p>
          </table:table-cell>
          <table:table-cell table:formula="of:=IF(RANDBETWEEN(0;10)&lt;[.H21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Annice" xlink:type="simple">Annice</text:a> <text:a xlink:href="http://listofrandomnames.com/lastname/Vowels" xlink:type="simple">Vowels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214:.G214])" office:value-type="float" office:value="3" calcext:value-type="float">
            <text:p>3</text:p>
          </table:table-cell>
          <table:table-cell table:formula="of:=IF(RANDBETWEEN(0;10)&lt;[.H21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Gena" xlink:type="simple">Gena</text:a> <text:a xlink:href="http://listofrandomnames.com/lastname/Wark" xlink:type="simple">Wark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215:.G215])" office:value-type="float" office:value="4" calcext:value-type="float">
            <text:p>4</text:p>
          </table:table-cell>
          <table:table-cell table:formula="of:=IF(RANDBETWEEN(0;10)&lt;[.H21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Elinore" xlink:type="simple">Elinore</text:a> <text:a xlink:href="http://listofrandomnames.com/lastname/Blye" xlink:type="simple">Blye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216:.G216])" office:value-type="float" office:value="6.4" calcext:value-type="float">
            <text:p>6,4</text:p>
          </table:table-cell>
          <table:table-cell table:formula="of:=IF(RANDBETWEEN(0;10)&lt;[.H21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Detra" xlink:type="simple">Detra</text:a> <text:a xlink:href="http://listofrandomnames.com/lastname/Mccurry" xlink:type="simple">Mccurry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217:.G217])" office:value-type="float" office:value="5.8" calcext:value-type="float">
            <text:p>5,8</text:p>
          </table:table-cell>
          <table:table-cell table:formula="of:=IF(RANDBETWEEN(0;10)&lt;[.H21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andy" xlink:type="simple">Mandy</text:a> <text:a xlink:href="http://listofrandomnames.com/lastname/Bohnert" xlink:type="simple">Bohnert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218:.G218])" office:value-type="float" office:value="4.2" calcext:value-type="float">
            <text:p>4,2</text:p>
          </table:table-cell>
          <table:table-cell table:formula="of:=IF(RANDBETWEEN(0;10)&lt;[.H21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Deetta" xlink:type="simple">Deetta</text:a> <text:a xlink:href="http://listofrandomnames.com/lastname/Balzer" xlink:type="simple">Balzer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219:.G219])" office:value-type="float" office:value="4.8" calcext:value-type="float">
            <text:p>4,8</text:p>
          </table:table-cell>
          <table:table-cell table:formula="of:=IF(RANDBETWEEN(0;10)&lt;[.H21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Dawn" xlink:type="simple">Dawn</text:a> <text:a xlink:href="http://listofrandomnames.com/lastname/Lecroy" xlink:type="simple">Lecroy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AVERAGE([.C220:.G220])" office:value-type="float" office:value="5.2" calcext:value-type="float">
            <text:p>5,2</text:p>
          </table:table-cell>
          <table:table-cell table:formula="of:=IF(RANDBETWEEN(0;10)&lt;[.H22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Ron" xlink:type="simple">Ron</text:a> <text:a xlink:href="http://listofrandomnames.com/lastname/Bennette" xlink:type="simple">Bennette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221:.G221])" office:value-type="float" office:value="5.4" calcext:value-type="float">
            <text:p>5,4</text:p>
          </table:table-cell>
          <table:table-cell table:formula="of:=IF(RANDBETWEEN(0;10)&lt;[.H22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Ginger" xlink:type="simple">Ginger</text:a> <text:a xlink:href="http://listofrandomnames.com/lastname/Summers" xlink:type="simple">Summers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222:.G222])" office:value-type="float" office:value="3.4" calcext:value-type="float">
            <text:p>3,4</text:p>
          </table:table-cell>
          <table:table-cell table:formula="of:=IF(RANDBETWEEN(0;10)&lt;[.H22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Agnes" xlink:type="simple">Agnes</text:a> <text:a xlink:href="http://listofrandomnames.com/lastname/Cloud" xlink:type="simple">Cloud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223:.G223])" office:value-type="float" office:value="6.8" calcext:value-type="float">
            <text:p>6,8</text:p>
          </table:table-cell>
          <table:table-cell table:formula="of:=IF(RANDBETWEEN(0;10)&lt;[.H22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Apolonia" xlink:type="simple">Apolonia</text:a> <text:a xlink:href="http://listofrandomnames.com/lastname/Gutter" xlink:type="simple">Gutter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224:.G224])" office:value-type="float" office:value="7" calcext:value-type="float">
            <text:p>7</text:p>
          </table:table-cell>
          <table:table-cell table:formula="of:=IF(RANDBETWEEN(0;10)&lt;[.H22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inny" xlink:type="simple">Jinny</text:a> <text:a xlink:href="http://listofrandomnames.com/lastname/Aumann" xlink:type="simple">Aumann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225:.G225])" office:value-type="float" office:value="5.8" calcext:value-type="float">
            <text:p>5,8</text:p>
          </table:table-cell>
          <table:table-cell table:formula="of:=IF(RANDBETWEEN(0;10)&lt;[.H22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igne" xlink:type="simple">Signe</text:a> <text:a xlink:href="http://listofrandomnames.com/lastname/Smits" xlink:type="simple">Smits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AVERAGE([.C226:.G226])" office:value-type="float" office:value="5.4" calcext:value-type="float">
            <text:p>5,4</text:p>
          </table:table-cell>
          <table:table-cell table:formula="of:=IF(RANDBETWEEN(0;10)&lt;[.H22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esenia" xlink:type="simple">Jesenia</text:a> <text:a xlink:href="http://listofrandomnames.com/lastname/Wojciechowski" xlink:type="simple">Wojciechowski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AVERAGE([.C227:.G227])" office:value-type="float" office:value="5.4" calcext:value-type="float">
            <text:p>5,4</text:p>
          </table:table-cell>
          <table:table-cell table:formula="of:=IF(RANDBETWEEN(0;10)&lt;[.H22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Nena" xlink:type="simple">Nena</text:a> <text:a xlink:href="http://listofrandomnames.com/lastname/Cockburn" xlink:type="simple">Cockburn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228:.G228])" office:value-type="float" office:value="6.6" calcext:value-type="float">
            <text:p>6,6</text:p>
          </table:table-cell>
          <table:table-cell table:formula="of:=IF(RANDBETWEEN(0;10)&lt;[.H2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tephine" xlink:type="simple">Stephine</text:a> <text:a xlink:href="http://listofrandomnames.com/lastname/Ornellas" xlink:type="simple">Ornellas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229:.G229])" office:value-type="float" office:value="6" calcext:value-type="float">
            <text:p>6</text:p>
          </table:table-cell>
          <table:table-cell table:formula="of:=IF(RANDBETWEEN(0;10)&lt;[.H22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Carl" xlink:type="simple">Carl</text:a> <text:a xlink:href="http://listofrandomnames.com/lastname/Detwiler" xlink:type="simple">Detwiler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230:.G230])" office:value-type="float" office:value="3.4" calcext:value-type="float">
            <text:p>3,4</text:p>
          </table:table-cell>
          <table:table-cell table:formula="of:=IF(RANDBETWEEN(0;10)&lt;[.H23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Ima" xlink:type="simple">Ima</text:a> <text:a xlink:href="http://listofrandomnames.com/lastname/Whicker" xlink:type="simple">Whicker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231:.G231])" office:value-type="float" office:value="5.4" calcext:value-type="float">
            <text:p>5,4</text:p>
          </table:table-cell>
          <table:table-cell table:formula="of:=IF(RANDBETWEEN(0;10)&lt;[.H23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Herman" xlink:type="simple">Herman</text:a> <text:a xlink:href="http://listofrandomnames.com/lastname/Lamoureaux" xlink:type="simple">Lamoureaux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232:.G232])" office:value-type="float" office:value="5.8" calcext:value-type="float">
            <text:p>5,8</text:p>
          </table:table-cell>
          <table:table-cell table:formula="of:=IF(RANDBETWEEN(0;10)&lt;[.H23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Roselyn" xlink:type="simple">Roselyn</text:a> <text:a xlink:href="http://listofrandomnames.com/lastname/Pecor" xlink:type="simple">Pecor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233:.G233])" office:value-type="float" office:value="7" calcext:value-type="float">
            <text:p>7</text:p>
          </table:table-cell>
          <table:table-cell table:formula="of:=IF(RANDBETWEEN(0;10)&lt;[.H23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uanne" xlink:type="simple">Suanne</text:a> <text:a xlink:href="http://listofrandomnames.com/lastname/Macaraeg" xlink:type="simple">Macaraeg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234:.G234])" office:value-type="float" office:value="4.8" calcext:value-type="float">
            <text:p>4,8</text:p>
          </table:table-cell>
          <table:table-cell table:formula="of:=IF(RANDBETWEEN(0;10)&lt;[.H23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azmine" xlink:type="simple">Jazmine</text:a> <text:a xlink:href="http://listofrandomnames.com/lastname/Bator" xlink:type="simple">Bator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235:.G235])" office:value-type="float" office:value="5.4" calcext:value-type="float">
            <text:p>5,4</text:p>
          </table:table-cell>
          <table:table-cell table:formula="of:=IF(RANDBETWEEN(0;10)&lt;[.H23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hannan" xlink:type="simple">Shannan</text:a> <text:a xlink:href="http://listofrandomnames.com/lastname/Joynes" xlink:type="simple">Joynes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AVERAGE([.C236:.G236])" office:value-type="float" office:value="4" calcext:value-type="float">
            <text:p>4</text:p>
          </table:table-cell>
          <table:table-cell table:formula="of:=IF(RANDBETWEEN(0;10)&lt;[.H23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Latonya" xlink:type="simple">Latonya</text:a> <text:a xlink:href="http://listofrandomnames.com/lastname/Eichelberger" xlink:type="simple">Eichelberger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237:.G237])" office:value-type="float" office:value="4.8" calcext:value-type="float">
            <text:p>4,8</text:p>
          </table:table-cell>
          <table:table-cell table:formula="of:=IF(RANDBETWEEN(0;10)&lt;[.H23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helton" xlink:type="simple">Shelton</text:a> <text:a xlink:href="http://listofrandomnames.com/lastname/Hernandez" xlink:type="simple">Hernandez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238:.G238])" office:value-type="float" office:value="5.8" calcext:value-type="float">
            <text:p>5,8</text:p>
          </table:table-cell>
          <table:table-cell table:formula="of:=IF(RANDBETWEEN(0;10)&lt;[.H23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ica" xlink:type="simple">Mica</text:a> <text:a xlink:href="http://listofrandomnames.com/lastname/Fetterolf" xlink:type="simple">Fetterolf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AVERAGE([.C239:.G239])" office:value-type="float" office:value="3.8" calcext:value-type="float">
            <text:p>3,8</text:p>
          </table:table-cell>
          <table:table-cell table:formula="of:=IF(RANDBETWEEN(0;10)&lt;[.H23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harda" xlink:type="simple">Sharda</text:a> <text:a xlink:href="http://listofrandomnames.com/lastname/Silvas" xlink:type="simple">Silvas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240:.G240])" office:value-type="float" office:value="5.4" calcext:value-type="float">
            <text:p>5,4</text:p>
          </table:table-cell>
          <table:table-cell table:formula="of:=IF(RANDBETWEEN(0;10)&lt;[.H24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Terra" xlink:type="simple">Terra</text:a> <text:a xlink:href="http://listofrandomnames.com/lastname/Beauchamp" xlink:type="simple">Beauchamp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241:.G241])" office:value-type="float" office:value="6.6" calcext:value-type="float">
            <text:p>6,6</text:p>
          </table:table-cell>
          <table:table-cell table:formula="of:=IF(RANDBETWEEN(0;10)&lt;[.H24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Nada" xlink:type="simple">Nada</text:a> <text:a xlink:href="http://listofrandomnames.com/lastname/Tolliver" xlink:type="simple">Tolliver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242:.G242])" office:value-type="float" office:value="3" calcext:value-type="float">
            <text:p>3</text:p>
          </table:table-cell>
          <table:table-cell table:formula="of:=IF(RANDBETWEEN(0;10)&lt;[.H24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Elliott" xlink:type="simple">Elliott</text:a> <text:a xlink:href="http://listofrandomnames.com/lastname/Klutts" xlink:type="simple">Klutts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243:.G243])" office:value-type="float" office:value="5.4" calcext:value-type="float">
            <text:p>5,4</text:p>
          </table:table-cell>
          <table:table-cell table:formula="of:=IF(RANDBETWEEN(0;10)&lt;[.H24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arina" xlink:type="simple">Marina</text:a> <text:a xlink:href="http://listofrandomnames.com/lastname/Luu" xlink:type="simple">Luu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244:.G244])" office:value-type="float" office:value="4.2" calcext:value-type="float">
            <text:p>4,2</text:p>
          </table:table-cell>
          <table:table-cell table:formula="of:=IF(RANDBETWEEN(0;10)&lt;[.H24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Linda" xlink:type="simple">Linda</text:a> <text:a xlink:href="http://listofrandomnames.com/lastname/Penton" xlink:type="simple">Penton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245:.G245])" office:value-type="float" office:value="5" calcext:value-type="float">
            <text:p>5</text:p>
          </table:table-cell>
          <table:table-cell table:formula="of:=IF(RANDBETWEEN(0;10)&lt;[.H24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Victoria" xlink:type="simple">Victoria</text:a> <text:a xlink:href="http://listofrandomnames.com/lastname/Esters" xlink:type="simple">Esters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246:.G246])" office:value-type="float" office:value="7.6" calcext:value-type="float">
            <text:p>7,6</text:p>
          </table:table-cell>
          <table:table-cell table:formula="of:=IF(RANDBETWEEN(0;10)&lt;[.H24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onell" xlink:type="simple">Jonell</text:a> <text:a xlink:href="http://listofrandomnames.com/lastname/Malave" xlink:type="simple">Malave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247:.G247])" office:value-type="float" office:value="6.4" calcext:value-type="float">
            <text:p>6,4</text:p>
          </table:table-cell>
          <table:table-cell table:formula="of:=IF(RANDBETWEEN(0;10)&lt;[.H24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elonie" xlink:type="simple">Melonie</text:a> <text:a xlink:href="http://listofrandomnames.com/lastname/Mohn" xlink:type="simple">Mohn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248:.G248])" office:value-type="float" office:value="6.8" calcext:value-type="float">
            <text:p>6,8</text:p>
          </table:table-cell>
          <table:table-cell table:formula="of:=IF(RANDBETWEEN(0;10)&lt;[.H24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Elvia" xlink:type="simple">Elvia</text:a> <text:a xlink:href="http://listofrandomnames.com/lastname/Wilbert" xlink:type="simple">Wilbert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249:.G249])" office:value-type="float" office:value="3.4" calcext:value-type="float">
            <text:p>3,4</text:p>
          </table:table-cell>
          <table:table-cell table:formula="of:=IF(RANDBETWEEN(0;10)&lt;[.H24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Breanna" xlink:type="simple">Breanna</text:a> <text:a xlink:href="http://listofrandomnames.com/lastname/Rosinski" xlink:type="simple">Rosinski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250:.G250])" office:value-type="float" office:value="3.8" calcext:value-type="float">
            <text:p>3,8</text:p>
          </table:table-cell>
          <table:table-cell table:formula="of:=IF(RANDBETWEEN(0;10)&lt;[.H25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Ada" xlink:type="simple">Ada</text:a> <text:a xlink:href="http://listofrandomnames.com/lastname/Crader" xlink:type="simple">Crader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251:.G251])" office:value-type="float" office:value="6" calcext:value-type="float">
            <text:p>6</text:p>
          </table:table-cell>
          <table:table-cell table:formula="of:=IF(RANDBETWEEN(0;10)&lt;[.H25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Louann" xlink:type="simple">Louann</text:a> <text:a xlink:href="http://listofrandomnames.com/lastname/Mckinstry" xlink:type="simple">Mckinstry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252:.G252])" office:value-type="float" office:value="3.8" calcext:value-type="float">
            <text:p>3,8</text:p>
          </table:table-cell>
          <table:table-cell table:formula="of:=IF(RANDBETWEEN(0;10)&lt;[.H25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Thersa" xlink:type="simple">Thersa</text:a> <text:a xlink:href="http://listofrandomnames.com/lastname/Bello" xlink:type="simple">Bello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253:.G253])" office:value-type="float" office:value="6.6" calcext:value-type="float">
            <text:p>6,6</text:p>
          </table:table-cell>
          <table:table-cell table:formula="of:=IF(RANDBETWEEN(0;10)&lt;[.H25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Wilmer" xlink:type="simple">Wilmer</text:a> <text:a xlink:href="http://listofrandomnames.com/lastname/Dussault" xlink:type="simple">Dussault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254:.G254])" office:value-type="float" office:value="5.4" calcext:value-type="float">
            <text:p>5,4</text:p>
          </table:table-cell>
          <table:table-cell table:formula="of:=IF(RANDBETWEEN(0;10)&lt;[.H25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Karma" xlink:type="simple">Karma</text:a> <text:a xlink:href="http://listofrandomnames.com/lastname/Donahoe" xlink:type="simple">Donahoe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AVERAGE([.C255:.G255])" office:value-type="float" office:value="4.2" calcext:value-type="float">
            <text:p>4,2</text:p>
          </table:table-cell>
          <table:table-cell table:formula="of:=IF(RANDBETWEEN(0;10)&lt;[.H25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Alberta" xlink:type="simple">Alberta</text:a> <text:a xlink:href="http://listofrandomnames.com/lastname/Romer" xlink:type="simple">Romer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256:.G256])" office:value-type="float" office:value="4" calcext:value-type="float">
            <text:p>4</text:p>
          </table:table-cell>
          <table:table-cell table:formula="of:=IF(RANDBETWEEN(0;10)&lt;[.H25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haunna" xlink:type="simple">Shaunna</text:a> <text:a xlink:href="http://listofrandomnames.com/lastname/Wellner" xlink:type="simple">Wellner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257:.G257])" office:value-type="float" office:value="3.6" calcext:value-type="float">
            <text:p>3,6</text:p>
          </table:table-cell>
          <table:table-cell table:formula="of:=IF(RANDBETWEEN(0;10)&lt;[.H25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Regina" xlink:type="simple">Regina</text:a> <text:a xlink:href="http://listofrandomnames.com/lastname/Kazmierczak" xlink:type="simple">Kazmierczak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258:.G258])" office:value-type="float" office:value="3.4" calcext:value-type="float">
            <text:p>3,4</text:p>
          </table:table-cell>
          <table:table-cell table:formula="of:=IF(RANDBETWEEN(0;10)&lt;[.H25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Winnifred" xlink:type="simple">Winnifred</text:a> <text:a xlink:href="http://listofrandomnames.com/lastname/Beachy" xlink:type="simple">Beachy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259:.G259])" office:value-type="float" office:value="7.4" calcext:value-type="float">
            <text:p>7,4</text:p>
          </table:table-cell>
          <table:table-cell table:formula="of:=IF(RANDBETWEEN(0;10)&lt;[.H25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Olinda" xlink:type="simple">Olinda</text:a> <text:a xlink:href="http://listofrandomnames.com/lastname/Havener" xlink:type="simple">Havener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260:.G260])" office:value-type="float" office:value="6.8" calcext:value-type="float">
            <text:p>6,8</text:p>
          </table:table-cell>
          <table:table-cell table:formula="of:=IF(RANDBETWEEN(0;10)&lt;[.H26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ilo" xlink:type="simple">Milo</text:a> <text:a xlink:href="http://listofrandomnames.com/lastname/Zahler" xlink:type="simple">Zahler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261:.G261])" office:value-type="float" office:value="4.8" calcext:value-type="float">
            <text:p>4,8</text:p>
          </table:table-cell>
          <table:table-cell table:formula="of:=IF(RANDBETWEEN(0;10)&lt;[.H26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Antonette" xlink:type="simple">Antonette</text:a> <text:a xlink:href="http://listofrandomnames.com/lastname/Clayson" xlink:type="simple">Clayson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262:.G262])" office:value-type="float" office:value="2.8" calcext:value-type="float">
            <text:p>2,8</text:p>
          </table:table-cell>
          <table:table-cell table:formula="of:=IF(RANDBETWEEN(0;10)&lt;[.H26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elisa" xlink:type="simple">Melisa</text:a> <text:a xlink:href="http://listofrandomnames.com/lastname/Earp" xlink:type="simple">Earp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263:.G263])" office:value-type="float" office:value="4.2" calcext:value-type="float">
            <text:p>4,2</text:p>
          </table:table-cell>
          <table:table-cell table:formula="of:=IF(RANDBETWEEN(0;10)&lt;[.H26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Reginald" xlink:type="simple">Reginald</text:a> <text:a xlink:href="http://listofrandomnames.com/lastname/Stich" xlink:type="simple">Stich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264:.G264])" office:value-type="float" office:value="5.4" calcext:value-type="float">
            <text:p>5,4</text:p>
          </table:table-cell>
          <table:table-cell table:formula="of:=IF(RANDBETWEEN(0;10)&lt;[.H26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Eunice" xlink:type="simple">Eunice</text:a> <text:a xlink:href="http://listofrandomnames.com/lastname/Sheldon" xlink:type="simple">Sheldon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AVERAGE([.C265:.G265])" office:value-type="float" office:value="5.8" calcext:value-type="float">
            <text:p>5,8</text:p>
          </table:table-cell>
          <table:table-cell table:formula="of:=IF(RANDBETWEEN(0;10)&lt;[.H26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Patrick" xlink:type="simple">Patrick</text:a> <text:a xlink:href="http://listofrandomnames.com/lastname/Beaudreau" xlink:type="simple">Beaudreau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266:.G266])" office:value-type="float" office:value="5.6" calcext:value-type="float">
            <text:p>5,6</text:p>
          </table:table-cell>
          <table:table-cell table:formula="of:=IF(RANDBETWEEN(0;10)&lt;[.H26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Annabel" xlink:type="simple">Annabel</text:a> <text:a xlink:href="http://listofrandomnames.com/lastname/Sillman" xlink:type="simple">Sillman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AVERAGE([.C267:.G267])" office:value-type="float" office:value="5.8" calcext:value-type="float">
            <text:p>5,8</text:p>
          </table:table-cell>
          <table:table-cell table:formula="of:=IF(RANDBETWEEN(0;10)&lt;[.H26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Yasmine" xlink:type="simple">Yasmine</text:a> <text:a xlink:href="http://listofrandomnames.com/lastname/Demeter" xlink:type="simple">Demeter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268:.G268])" office:value-type="float" office:value="7.6" calcext:value-type="float">
            <text:p>7,6</text:p>
          </table:table-cell>
          <table:table-cell table:formula="of:=IF(RANDBETWEEN(0;10)&lt;[.H26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Cuc" xlink:type="simple">Cuc</text:a> <text:a xlink:href="http://listofrandomnames.com/lastname/Goodridge" xlink:type="simple">Goodridge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269:.G269])" office:value-type="float" office:value="5.8" calcext:value-type="float">
            <text:p>5,8</text:p>
          </table:table-cell>
          <table:table-cell table:formula="of:=IF(RANDBETWEEN(0;10)&lt;[.H26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Gus" xlink:type="simple">Gus</text:a> <text:a xlink:href="http://listofrandomnames.com/lastname/Neisler" xlink:type="simple">Neisler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270:.G270])" office:value-type="float" office:value="5.6" calcext:value-type="float">
            <text:p>5,6</text:p>
          </table:table-cell>
          <table:table-cell table:formula="of:=IF(RANDBETWEEN(0;10)&lt;[.H27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Bridgett" xlink:type="simple">Bridgett</text:a> <text:a xlink:href="http://listofrandomnames.com/lastname/Fincham" xlink:type="simple">Fincham</text:a> 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271:.G271])" office:value-type="float" office:value="2.8" calcext:value-type="float">
            <text:p>2,8</text:p>
          </table:table-cell>
          <table:table-cell table:formula="of:=IF(RANDBETWEEN(0;10)&lt;[.H27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Rick" xlink:type="simple">Rick</text:a> <text:a xlink:href="http://listofrandomnames.com/lastname/Kowalewski" xlink:type="simple">Kowalewski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AVERAGE([.C272:.G272])" office:value-type="float" office:value="4.8" calcext:value-type="float">
            <text:p>4,8</text:p>
          </table:table-cell>
          <table:table-cell table:formula="of:=IF(RANDBETWEEN(0;10)&lt;[.H27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Nida" xlink:type="simple">Nida</text:a> <text:a xlink:href="http://listofrandomnames.com/lastname/Colonna" xlink:type="simple">Colonna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273:.G273])" office:value-type="float" office:value="6.8" calcext:value-type="float">
            <text:p>6,8</text:p>
          </table:table-cell>
          <table:table-cell table:formula="of:=IF(RANDBETWEEN(0;10)&lt;[.H27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aggie" xlink:type="simple">Maggie</text:a> <text:a xlink:href="http://listofrandomnames.com/lastname/Hiner" xlink:type="simple">Hiner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274:.G274])" office:value-type="float" office:value="3.6" calcext:value-type="float">
            <text:p>3,6</text:p>
          </table:table-cell>
          <table:table-cell table:formula="of:=IF(RANDBETWEEN(0;10)&lt;[.H27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Cassie" xlink:type="simple">Cassie</text:a> <text:a xlink:href="http://listofrandomnames.com/lastname/Moulder" xlink:type="simple">Moulder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275:.G275])" office:value-type="float" office:value="3.8" calcext:value-type="float">
            <text:p>3,8</text:p>
          </table:table-cell>
          <table:table-cell table:formula="of:=IF(RANDBETWEEN(0;10)&lt;[.H27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Leatrice" xlink:type="simple">Leatrice</text:a> <text:a xlink:href="http://listofrandomnames.com/lastname/Rudder" xlink:type="simple">Rudder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276:.G276])" office:value-type="float" office:value="5.4" calcext:value-type="float">
            <text:p>5,4</text:p>
          </table:table-cell>
          <table:table-cell table:formula="of:=IF(RANDBETWEEN(0;10)&lt;[.H27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Loriann" xlink:type="simple">Loriann</text:a> <text:a xlink:href="http://listofrandomnames.com/lastname/Hodge" xlink:type="simple">Hodge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277:.G277])" office:value-type="float" office:value="8" calcext:value-type="float">
            <text:p>8</text:p>
          </table:table-cell>
          <table:table-cell table:formula="of:=IF(RANDBETWEEN(0;10)&lt;[.H27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Nicki" xlink:type="simple">Nicki</text:a> <text:a xlink:href="http://listofrandomnames.com/lastname/Menendez" xlink:type="simple">Menendez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278:.G278])" office:value-type="float" office:value="4.2" calcext:value-type="float">
            <text:p>4,2</text:p>
          </table:table-cell>
          <table:table-cell table:formula="of:=IF(RANDBETWEEN(0;10)&lt;[.H27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Tomiko" xlink:type="simple">Tomiko</text:a> <text:a xlink:href="http://listofrandomnames.com/lastname/Esquilin" xlink:type="simple">Esquilin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279:.G279])" office:value-type="float" office:value="2.4" calcext:value-type="float">
            <text:p>2,4</text:p>
          </table:table-cell>
          <table:table-cell table:formula="of:=IF(RANDBETWEEN(0;10)&lt;[.H27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Wendell" xlink:type="simple">Wendell</text:a> <text:a xlink:href="http://listofrandomnames.com/lastname/Lingle" xlink:type="simple">Lingle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280:.G280])" office:value-type="float" office:value="6.4" calcext:value-type="float">
            <text:p>6,4</text:p>
          </table:table-cell>
          <table:table-cell table:formula="of:=IF(RANDBETWEEN(0;10)&lt;[.H28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Newton" xlink:type="simple">Newton</text:a> <text:a xlink:href="http://listofrandomnames.com/lastname/Hern" xlink:type="simple">Hern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281:.G281])" office:value-type="float" office:value="2.6" calcext:value-type="float">
            <text:p>2,6</text:p>
          </table:table-cell>
          <table:table-cell table:formula="of:=IF(RANDBETWEEN(0;10)&lt;[.H28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Rosemary" xlink:type="simple">Rosemary</text:a> <text:a xlink:href="http://listofrandomnames.com/lastname/Albaugh" xlink:type="simple">Albaugh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282:.G282])" office:value-type="float" office:value="4.8" calcext:value-type="float">
            <text:p>4,8</text:p>
          </table:table-cell>
          <table:table-cell table:formula="of:=IF(RANDBETWEEN(0;10)&lt;[.H28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Evangelina" xlink:type="simple">Evangelina</text:a> <text:a xlink:href="http://listofrandomnames.com/lastname/Kayser" xlink:type="simple">Kayser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283:.G283])" office:value-type="float" office:value="4.2" calcext:value-type="float">
            <text:p>4,2</text:p>
          </table:table-cell>
          <table:table-cell table:formula="of:=IF(RANDBETWEEN(0;10)&lt;[.H28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Vernia" xlink:type="simple">Vernia</text:a> <text:a xlink:href="http://listofrandomnames.com/lastname/Jobst" xlink:type="simple">Jobst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284:.G284])" office:value-type="float" office:value="5.8" calcext:value-type="float">
            <text:p>5,8</text:p>
          </table:table-cell>
          <table:table-cell table:formula="of:=IF(RANDBETWEEN(0;10)&lt;[.H28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Kristal" xlink:type="simple">Kristal</text:a> <text:a xlink:href="http://listofrandomnames.com/lastname/Stull" xlink:type="simple">Stull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285:.G285])" office:value-type="float" office:value="5.6" calcext:value-type="float">
            <text:p>5,6</text:p>
          </table:table-cell>
          <table:table-cell table:formula="of:=IF(RANDBETWEEN(0;10)&lt;[.H28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Geralyn" xlink:type="simple">Geralyn</text:a> <text:a xlink:href="http://listofrandomnames.com/lastname/Happ" xlink:type="simple">Happ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286:.G286])" office:value-type="float" office:value="5.8" calcext:value-type="float">
            <text:p>5,8</text:p>
          </table:table-cell>
          <table:table-cell table:formula="of:=IF(RANDBETWEEN(0;10)&lt;[.H28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Leigha" xlink:type="simple">Leigha</text:a> <text:a xlink:href="http://listofrandomnames.com/lastname/Kung" xlink:type="simple">Kung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287:.G287])" office:value-type="float" office:value="6.6" calcext:value-type="float">
            <text:p>6,6</text:p>
          </table:table-cell>
          <table:table-cell table:formula="of:=IF(RANDBETWEEN(0;10)&lt;[.H28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Ariane" xlink:type="simple">Ariane</text:a> <text:a xlink:href="http://listofrandomnames.com/lastname/Weyer" xlink:type="simple">Weyer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288:.G288])" office:value-type="float" office:value="4.6" calcext:value-type="float">
            <text:p>4,6</text:p>
          </table:table-cell>
          <table:table-cell table:formula="of:=IF(RANDBETWEEN(0;10)&lt;[.H28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Kittie" xlink:type="simple">Kittie</text:a> <text:a xlink:href="http://listofrandomnames.com/lastname/Tulley" xlink:type="simple">Tulley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AVERAGE([.C289:.G289])" office:value-type="float" office:value="4.2" calcext:value-type="float">
            <text:p>4,2</text:p>
          </table:table-cell>
          <table:table-cell table:formula="of:=IF(RANDBETWEEN(0;10)&lt;[.H28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Kieth" xlink:type="simple">Kieth</text:a> <text:a xlink:href="http://listofrandomnames.com/lastname/Kilduff" xlink:type="simple">Kilduff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AVERAGE([.C290:.G290])" office:value-type="float" office:value="4" calcext:value-type="float">
            <text:p>4</text:p>
          </table:table-cell>
          <table:table-cell table:formula="of:=IF(RANDBETWEEN(0;10)&lt;[.H29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Kerrie" xlink:type="simple">Kerrie</text:a> <text:a xlink:href="http://listofrandomnames.com/lastname/Riemann" xlink:type="simple">Riemann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291:.G291])" office:value-type="float" office:value="4.6" calcext:value-type="float">
            <text:p>4,6</text:p>
          </table:table-cell>
          <table:table-cell table:formula="of:=IF(RANDBETWEEN(0;10)&lt;[.H29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Rod" xlink:type="simple">Rod</text:a> <text:a xlink:href="http://listofrandomnames.com/lastname/Spradling" xlink:type="simple">Spradling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AVERAGE([.C292:.G292])" office:value-type="float" office:value="4.6" calcext:value-type="float">
            <text:p>4,6</text:p>
          </table:table-cell>
          <table:table-cell table:formula="of:=IF(RANDBETWEEN(0;10)&lt;[.H29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Kareem" xlink:type="simple">Kareem</text:a> <text:a xlink:href="http://listofrandomnames.com/lastname/Shadduck" xlink:type="simple">Shadduck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293:.G293])" office:value-type="float" office:value="8.4" calcext:value-type="float">
            <text:p>8,4</text:p>
          </table:table-cell>
          <table:table-cell table:formula="of:=IF(RANDBETWEEN(0;10)&lt;[.H29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Edda" xlink:type="simple">Edda</text:a> <text:a xlink:href="http://listofrandomnames.com/lastname/Hartfield" xlink:type="simple">Hartfield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294:.G294])" office:value-type="float" office:value="6.4" calcext:value-type="float">
            <text:p>6,4</text:p>
          </table:table-cell>
          <table:table-cell table:formula="of:=IF(RANDBETWEEN(0;10)&lt;[.H29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erald" xlink:type="simple">Jerald</text:a> <text:a xlink:href="http://listofrandomnames.com/lastname/Shockey" xlink:type="simple">Shockey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295:.G295])" office:value-type="float" office:value="7" calcext:value-type="float">
            <text:p>7</text:p>
          </table:table-cell>
          <table:table-cell table:formula="of:=IF(RANDBETWEEN(0;10)&lt;[.H29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ariana" xlink:type="simple">Mariana</text:a> <text:a xlink:href="http://listofrandomnames.com/lastname/Teaster" xlink:type="simple">Teaster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296:.G296])" office:value-type="float" office:value="3.6" calcext:value-type="float">
            <text:p>3,6</text:p>
          </table:table-cell>
          <table:table-cell table:formula="of:=IF(RANDBETWEEN(0;10)&lt;[.H29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Emma" xlink:type="simple">Emma</text:a> <text:a xlink:href="http://listofrandomnames.com/lastname/Deloera" xlink:type="simple">Deloera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297:.G297])" office:value-type="float" office:value="3.4" calcext:value-type="float">
            <text:p>3,4</text:p>
          </table:table-cell>
          <table:table-cell table:formula="of:=IF(RANDBETWEEN(0;10)&lt;[.H29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teffanie" xlink:type="simple">Steffanie</text:a> <text:a xlink:href="http://listofrandomnames.com/lastname/Ford" xlink:type="simple">Ford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298:.G298])" office:value-type="float" office:value="5" calcext:value-type="float">
            <text:p>5</text:p>
          </table:table-cell>
          <table:table-cell table:formula="of:=IF(RANDBETWEEN(0;10)&lt;[.H29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atilde" xlink:type="simple">Matilde</text:a> <text:a xlink:href="http://listofrandomnames.com/lastname/Stadler" xlink:type="simple">Stadler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299:.G299])" office:value-type="float" office:value="5.2" calcext:value-type="float">
            <text:p>5,2</text:p>
          </table:table-cell>
          <table:table-cell table:formula="of:=IF(RANDBETWEEN(0;10)&lt;[.H29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Erin" xlink:type="simple">Erin</text:a> <text:a xlink:href="http://listofrandomnames.com/lastname/Wyer" xlink:type="simple">Wyer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300:.G300])" office:value-type="float" office:value="5" calcext:value-type="float">
            <text:p>5</text:p>
          </table:table-cell>
          <table:table-cell table:formula="of:=IF(RANDBETWEEN(0;10)&lt;[.H30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Ruby" xlink:type="simple">Ruby</text:a> <text:a xlink:href="http://listofrandomnames.com/lastname/Burgher" xlink:type="simple">Burgher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AVERAGE([.C301:.G301])" office:value-type="float" office:value="4.4" calcext:value-type="float">
            <text:p>4,4</text:p>
          </table:table-cell>
          <table:table-cell table:formula="of:=IF(RANDBETWEEN(0;10)&lt;[.H30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uoi" xlink:type="simple">Muoi</text:a> <text:a xlink:href="http://listofrandomnames.com/lastname/Mintz" xlink:type="simple">Mintz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302:.G302])" office:value-type="float" office:value="4.2" calcext:value-type="float">
            <text:p>4,2</text:p>
          </table:table-cell>
          <table:table-cell table:formula="of:=IF(RANDBETWEEN(0;10)&lt;[.H30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hu" xlink:type="simple">Shu</text:a> <text:a xlink:href="http://listofrandomnames.com/lastname/Kallenbach" xlink:type="simple">Kallenbach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303:.G303])" office:value-type="float" office:value="5" calcext:value-type="float">
            <text:p>5</text:p>
          </table:table-cell>
          <table:table-cell table:formula="of:=IF(RANDBETWEEN(0;10)&lt;[.H30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Toccara" xlink:type="simple">Toccara</text:a> <text:a xlink:href="http://listofrandomnames.com/lastname/Monier" xlink:type="simple">Monier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304:.G304])" office:value-type="float" office:value="3.8" calcext:value-type="float">
            <text:p>3,8</text:p>
          </table:table-cell>
          <table:table-cell table:formula="of:=IF(RANDBETWEEN(0;10)&lt;[.H30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Niki" xlink:type="simple">Niki</text:a> <text:a xlink:href="http://listofrandomnames.com/lastname/Niver" xlink:type="simple">Niver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305:.G305])" office:value-type="float" office:value="2.4" calcext:value-type="float">
            <text:p>2,4</text:p>
          </table:table-cell>
          <table:table-cell table:formula="of:=IF(RANDBETWEEN(0;10)&lt;[.H30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Denny" xlink:type="simple">Denny</text:a> <text:a xlink:href="http://listofrandomnames.com/lastname/Mcnally" xlink:type="simple">Mcnally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306:.G306])" office:value-type="float" office:value="7.8" calcext:value-type="float">
            <text:p>7,8</text:p>
          </table:table-cell>
          <table:table-cell table:formula="of:=IF(RANDBETWEEN(0;10)&lt;[.H30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Vivienne" xlink:type="simple">Vivienne</text:a> <text:a xlink:href="http://listofrandomnames.com/lastname/Calender" xlink:type="simple">Calender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307:.G307])" office:value-type="float" office:value="2" calcext:value-type="float">
            <text:p>2</text:p>
          </table:table-cell>
          <table:table-cell table:formula="of:=IF(RANDBETWEEN(0;10)&lt;[.H30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arcus" xlink:type="simple">Marcus</text:a> <text:a xlink:href="http://listofrandomnames.com/lastname/Hildreth" xlink:type="simple">Hildreth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308:.G308])" office:value-type="float" office:value="3.4" calcext:value-type="float">
            <text:p>3,4</text:p>
          </table:table-cell>
          <table:table-cell table:formula="of:=IF(RANDBETWEEN(0;10)&lt;[.H30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Andrea" xlink:type="simple">Andrea</text:a> <text:a xlink:href="http://listofrandomnames.com/lastname/Lomeli" xlink:type="simple">Lomeli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309:.G309])" office:value-type="float" office:value="4.8" calcext:value-type="float">
            <text:p>4,8</text:p>
          </table:table-cell>
          <table:table-cell table:formula="of:=IF(RANDBETWEEN(0;10)&lt;[.H30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Willette" xlink:type="simple">Willette</text:a> <text:a xlink:href="http://listofrandomnames.com/lastname/Selph" xlink:type="simple">Selph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310:.G310])" office:value-type="float" office:value="6.2" calcext:value-type="float">
            <text:p>6,2</text:p>
          </table:table-cell>
          <table:table-cell table:formula="of:=IF(RANDBETWEEN(0;10)&lt;[.H31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Russell" xlink:type="simple">Russell</text:a> <text:a xlink:href="http://listofrandomnames.com/lastname/France" xlink:type="simple">France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AVERAGE([.C311:.G311])" office:value-type="float" office:value="4.2" calcext:value-type="float">
            <text:p>4,2</text:p>
          </table:table-cell>
          <table:table-cell table:formula="of:=IF(RANDBETWEEN(0;10)&lt;[.H31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Aaron" xlink:type="simple">Aaron</text:a> <text:a xlink:href="http://listofrandomnames.com/lastname/Burtt" xlink:type="simple">Burtt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312:.G312])" office:value-type="float" office:value="6.6" calcext:value-type="float">
            <text:p>6,6</text:p>
          </table:table-cell>
          <table:table-cell table:formula="of:=IF(RANDBETWEEN(0;10)&lt;[.H31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Lakita" xlink:type="simple">Lakita</text:a> <text:a xlink:href="http://listofrandomnames.com/lastname/Ravelo" xlink:type="simple">Ravelo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313:.G313])" office:value-type="float" office:value="6.4" calcext:value-type="float">
            <text:p>6,4</text:p>
          </table:table-cell>
          <table:table-cell table:formula="of:=IF(RANDBETWEEN(0;10)&lt;[.H31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Un" xlink:type="simple">Un</text:a> <text:a xlink:href="http://listofrandomnames.com/lastname/Rickert" xlink:type="simple">Rickert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314:.G314])" office:value-type="float" office:value="4.8" calcext:value-type="float">
            <text:p>4,8</text:p>
          </table:table-cell>
          <table:table-cell table:formula="of:=IF(RANDBETWEEN(0;10)&lt;[.H31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Vanda" xlink:type="simple">Vanda</text:a> <text:a xlink:href="http://listofrandomnames.com/lastname/Averett" xlink:type="simple">Averett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315:.G315])" office:value-type="float" office:value="3.6" calcext:value-type="float">
            <text:p>3,6</text:p>
          </table:table-cell>
          <table:table-cell table:formula="of:=IF(RANDBETWEEN(0;10)&lt;[.H31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olynn" xlink:type="simple">Jolynn</text:a> <text:a xlink:href="http://listofrandomnames.com/lastname/Beamer" xlink:type="simple">Beamer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316:.G316])" office:value-type="float" office:value="5.2" calcext:value-type="float">
            <text:p>5,2</text:p>
          </table:table-cell>
          <table:table-cell table:formula="of:=IF(RANDBETWEEN(0;10)&lt;[.H31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umiko" xlink:type="simple">Sumiko</text:a> <text:a xlink:href="http://listofrandomnames.com/lastname/Turner" xlink:type="simple">Turner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317:.G317])" office:value-type="float" office:value="5" calcext:value-type="float">
            <text:p>5</text:p>
          </table:table-cell>
          <table:table-cell table:formula="of:=IF(RANDBETWEEN(0;10)&lt;[.H31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Charlena" xlink:type="simple">Charlena</text:a> <text:a xlink:href="http://listofrandomnames.com/lastname/Sumlin" xlink:type="simple">Sumlin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318:.G318])" office:value-type="float" office:value="4.8" calcext:value-type="float">
            <text:p>4,8</text:p>
          </table:table-cell>
          <table:table-cell table:formula="of:=IF(RANDBETWEEN(0;10)&lt;[.H31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Fredericka" xlink:type="simple">Fredericka</text:a> <text:a xlink:href="http://listofrandomnames.com/lastname/Mucha" xlink:type="simple">Mucha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319:.G319])" office:value-type="float" office:value="3.6" calcext:value-type="float">
            <text:p>3,6</text:p>
          </table:table-cell>
          <table:table-cell table:formula="of:=IF(RANDBETWEEN(0;10)&lt;[.H31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Diedra" xlink:type="simple">Diedra</text:a> <text:a xlink:href="http://listofrandomnames.com/lastname/Lesesne" xlink:type="simple">Lesesne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320:.G320])" office:value-type="float" office:value="5.2" calcext:value-type="float">
            <text:p>5,2</text:p>
          </table:table-cell>
          <table:table-cell table:formula="of:=IF(RANDBETWEEN(0;10)&lt;[.H32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Kimberlee" xlink:type="simple">Kimberlee</text:a> <text:a xlink:href="http://listofrandomnames.com/lastname/Espino" xlink:type="simple">Espino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321:.G321])" office:value-type="float" office:value="5.4" calcext:value-type="float">
            <text:p>5,4</text:p>
          </table:table-cell>
          <table:table-cell table:formula="of:=IF(RANDBETWEEN(0;10)&lt;[.H32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Lesli" xlink:type="simple">Lesli</text:a> <text:a xlink:href="http://listofrandomnames.com/lastname/Peter" xlink:type="simple">Peter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322:.G322])" office:value-type="float" office:value="0.8" calcext:value-type="float">
            <text:p>0,8</text:p>
          </table:table-cell>
          <table:table-cell table:formula="of:=IF(RANDBETWEEN(0;10)&lt;[.H32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Kellie" xlink:type="simple">Kellie</text:a> <text:a xlink:href="http://listofrandomnames.com/lastname/Chairez" xlink:type="simple">Chairez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323:.G323])" office:value-type="float" office:value="6.4" calcext:value-type="float">
            <text:p>6,4</text:p>
          </table:table-cell>
          <table:table-cell table:formula="of:=IF(RANDBETWEEN(0;10)&lt;[.H32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olie" xlink:type="simple">Jolie</text:a> <text:a xlink:href="http://listofrandomnames.com/lastname/Schwenk" xlink:type="simple">Schwenk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324:.G324])" office:value-type="float" office:value="3.8" calcext:value-type="float">
            <text:p>3,8</text:p>
          </table:table-cell>
          <table:table-cell table:formula="of:=IF(RANDBETWEEN(0;10)&lt;[.H32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amella" xlink:type="simple">Samella</text:a> <text:a xlink:href="http://listofrandomnames.com/lastname/Dunnigan" xlink:type="simple">Dunnigan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325:.G325])" office:value-type="float" office:value="4.2" calcext:value-type="float">
            <text:p>4,2</text:p>
          </table:table-cell>
          <table:table-cell table:formula="of:=IF(RANDBETWEEN(0;10)&lt;[.H32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Yuki" xlink:type="simple">Yuki</text:a> <text:a xlink:href="http://listofrandomnames.com/lastname/Shingler" xlink:type="simple">Shingler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326:.G326])" office:value-type="float" office:value="6.2" calcext:value-type="float">
            <text:p>6,2</text:p>
          </table:table-cell>
          <table:table-cell table:formula="of:=IF(RANDBETWEEN(0;10)&lt;[.H32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uliann" xlink:type="simple">Juliann</text:a> <text:a xlink:href="http://listofrandomnames.com/lastname/Fruge" xlink:type="simple">Fruge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327:.G327])" office:value-type="float" office:value="6.6" calcext:value-type="float">
            <text:p>6,6</text:p>
          </table:table-cell>
          <table:table-cell table:formula="of:=IF(RANDBETWEEN(0;10)&lt;[.H32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amee" xlink:type="simple">Jamee</text:a> <text:a xlink:href="http://listofrandomnames.com/lastname/Campagna" xlink:type="simple">Campagna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328:.G328])" office:value-type="float" office:value="6.8" calcext:value-type="float">
            <text:p>6,8</text:p>
          </table:table-cell>
          <table:table-cell table:formula="of:=IF(RANDBETWEEN(0;10)&lt;[.H3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Lashaun" xlink:type="simple">Lashaun</text:a> <text:a xlink:href="http://listofrandomnames.com/lastname/Boldt" xlink:type="simple">Boldt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AVERAGE([.C329:.G329])" office:value-type="float" office:value="4.6" calcext:value-type="float">
            <text:p>4,6</text:p>
          </table:table-cell>
          <table:table-cell table:formula="of:=IF(RANDBETWEEN(0;10)&lt;[.H32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Rosana" xlink:type="simple">Rosana</text:a> <text:a xlink:href="http://listofrandomnames.com/lastname/Nakagawa" xlink:type="simple">Nakagawa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330:.G330])" office:value-type="float" office:value="4.4" calcext:value-type="float">
            <text:p>4,4</text:p>
          </table:table-cell>
          <table:table-cell table:formula="of:=IF(RANDBETWEEN(0;10)&lt;[.H33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Annalee" xlink:type="simple">Annalee</text:a> <text:a xlink:href="http://listofrandomnames.com/lastname/Bahr" xlink:type="simple">Bahr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331:.G331])" office:value-type="float" office:value="6.6" calcext:value-type="float">
            <text:p>6,6</text:p>
          </table:table-cell>
          <table:table-cell table:formula="of:=IF(RANDBETWEEN(0;10)&lt;[.H33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Chandra" xlink:type="simple">Chandra</text:a> <text:a xlink:href="http://listofrandomnames.com/lastname/Liebel" xlink:type="simple">Liebel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332:.G332])" office:value-type="float" office:value="5.2" calcext:value-type="float">
            <text:p>5,2</text:p>
          </table:table-cell>
          <table:table-cell table:formula="of:=IF(RANDBETWEEN(0;10)&lt;[.H33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Lasonya" xlink:type="simple">Lasonya</text:a> <text:a xlink:href="http://listofrandomnames.com/lastname/Brott" xlink:type="simple">Brott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333:.G333])" office:value-type="float" office:value="3.6" calcext:value-type="float">
            <text:p>3,6</text:p>
          </table:table-cell>
          <table:table-cell table:formula="of:=IF(RANDBETWEEN(0;10)&lt;[.H33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Estela" xlink:type="simple">Estela</text:a> <text:a xlink:href="http://listofrandomnames.com/lastname/Eyler" xlink:type="simple">Eyler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334:.G334])" office:value-type="float" office:value="6.8" calcext:value-type="float">
            <text:p>6,8</text:p>
          </table:table-cell>
          <table:table-cell table:formula="of:=IF(RANDBETWEEN(0;10)&lt;[.H33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Wendy" xlink:type="simple">Wendy</text:a> <text:a xlink:href="http://listofrandomnames.com/lastname/Reinhold" xlink:type="simple">Reinhold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335:.G335])" office:value-type="float" office:value="5.4" calcext:value-type="float">
            <text:p>5,4</text:p>
          </table:table-cell>
          <table:table-cell table:formula="of:=IF(RANDBETWEEN(0;10)&lt;[.H33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Lena" xlink:type="simple">Lena</text:a> <text:a xlink:href="http://listofrandomnames.com/lastname/Stanwood" xlink:type="simple">Stanwood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336:.G336])" office:value-type="float" office:value="2.4" calcext:value-type="float">
            <text:p>2,4</text:p>
          </table:table-cell>
          <table:table-cell table:formula="of:=IF(RANDBETWEEN(0;10)&lt;[.H33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Pearle" xlink:type="simple">Pearle</text:a> <text:a xlink:href="http://listofrandomnames.com/lastname/Joly" xlink:type="simple">Joly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337:.G337])" office:value-type="float" office:value="5.4" calcext:value-type="float">
            <text:p>5,4</text:p>
          </table:table-cell>
          <table:table-cell table:formula="of:=IF(RANDBETWEEN(0;10)&lt;[.H33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Missy" xlink:type="simple">Missy</text:a> <text:a xlink:href="http://listofrandomnames.com/lastname/Burbank" xlink:type="simple">Burbank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338:.G338])" office:value-type="float" office:value="4.2" calcext:value-type="float">
            <text:p>4,2</text:p>
          </table:table-cell>
          <table:table-cell table:formula="of:=IF(RANDBETWEEN(0;10)&lt;[.H33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Billy" xlink:type="simple">Billy</text:a> <text:a xlink:href="http://listofrandomnames.com/lastname/Klingbeil" xlink:type="simple">Klingbeil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339:.G339])" office:value-type="float" office:value="4.8" calcext:value-type="float">
            <text:p>4,8</text:p>
          </table:table-cell>
          <table:table-cell table:formula="of:=IF(RANDBETWEEN(0;10)&lt;[.H33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Branda" xlink:type="simple">Branda</text:a> <text:a xlink:href="http://listofrandomnames.com/lastname/Milliner" xlink:type="simple">Milliner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AVERAGE([.C340:.G340])" office:value-type="float" office:value="6" calcext:value-type="float">
            <text:p>6</text:p>
          </table:table-cell>
          <table:table-cell table:formula="of:=IF(RANDBETWEEN(0;10)&lt;[.H34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Leontine" xlink:type="simple">Leontine</text:a> <text:a xlink:href="http://listofrandomnames.com/lastname/Binder" xlink:type="simple">Binder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341:.G341])" office:value-type="float" office:value="4.8" calcext:value-type="float">
            <text:p>4,8</text:p>
          </table:table-cell>
          <table:table-cell table:formula="of:=IF(RANDBETWEEN(0;10)&lt;[.H34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Kim" xlink:type="simple">Kim</text:a> <text:a xlink:href="http://listofrandomnames.com/lastname/Bien" xlink:type="simple">Bien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342:.G342])" office:value-type="float" office:value="6.8" calcext:value-type="float">
            <text:p>6,8</text:p>
          </table:table-cell>
          <table:table-cell table:formula="of:=IF(RANDBETWEEN(0;10)&lt;[.H34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Zackary" xlink:type="simple">Zackary</text:a> <text:a xlink:href="http://listofrandomnames.com/lastname/Ditch" xlink:type="simple">Ditch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343:.G343])" office:value-type="float" office:value="6.6" calcext:value-type="float">
            <text:p>6,6</text:p>
          </table:table-cell>
          <table:table-cell table:formula="of:=IF(RANDBETWEEN(0;10)&lt;[.H34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Nicolle" xlink:type="simple">Nicolle</text:a> <text:a xlink:href="http://listofrandomnames.com/lastname/Pushard" xlink:type="simple">Pushard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344:.G344])" office:value-type="float" office:value="5" calcext:value-type="float">
            <text:p>5</text:p>
          </table:table-cell>
          <table:table-cell table:formula="of:=IF(RANDBETWEEN(0;10)&lt;[.H34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Dione" xlink:type="simple">Dione</text:a> <text:a xlink:href="http://listofrandomnames.com/lastname/Leib" xlink:type="simple">Leib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345:.G345])" office:value-type="float" office:value="4.8" calcext:value-type="float">
            <text:p>4,8</text:p>
          </table:table-cell>
          <table:table-cell table:formula="of:=IF(RANDBETWEEN(0;10)&lt;[.H34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Tandra" xlink:type="simple">Tandra</text:a> <text:a xlink:href="http://listofrandomnames.com/lastname/Waren" xlink:type="simple">Waren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346:.G346])" office:value-type="float" office:value="5.4" calcext:value-type="float">
            <text:p>5,4</text:p>
          </table:table-cell>
          <table:table-cell table:formula="of:=IF(RANDBETWEEN(0;10)&lt;[.H34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Bernard" xlink:type="simple">Bernard</text:a> <text:a xlink:href="http://listofrandomnames.com/lastname/Ralls" xlink:type="simple">Ralls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347:.G347])" office:value-type="float" office:value="5.6" calcext:value-type="float">
            <text:p>5,6</text:p>
          </table:table-cell>
          <table:table-cell table:formula="of:=IF(RANDBETWEEN(0;10)&lt;[.H34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Heidi" xlink:type="simple">Heidi</text:a> <text:a xlink:href="http://listofrandomnames.com/lastname/Gatz" xlink:type="simple">Gatz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348:.G348])" office:value-type="float" office:value="6" calcext:value-type="float">
            <text:p>6</text:p>
          </table:table-cell>
          <table:table-cell table:formula="of:=IF(RANDBETWEEN(0;10)&lt;[.H34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Genevieve" xlink:type="simple">Genevieve</text:a> <text:a xlink:href="http://listofrandomnames.com/lastname/Halloway" xlink:type="simple">Halloway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349:.G349])" office:value-type="float" office:value="4.2" calcext:value-type="float">
            <text:p>4,2</text:p>
          </table:table-cell>
          <table:table-cell table:formula="of:=IF(RANDBETWEEN(0;10)&lt;[.H34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Demetrius" xlink:type="simple">Demetrius</text:a> <text:a xlink:href="http://listofrandomnames.com/lastname/Rathke" xlink:type="simple">Rathke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AVERAGE([.C350:.G350])" office:value-type="float" office:value="4.2" calcext:value-type="float">
            <text:p>4,2</text:p>
          </table:table-cell>
          <table:table-cell table:formula="of:=IF(RANDBETWEEN(0;10)&lt;[.H35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Laure" xlink:type="simple">Laure</text:a> <text:a xlink:href="http://listofrandomnames.com/lastname/Habel" xlink:type="simple">Habel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AVERAGE([.C351:.G351])" office:value-type="float" office:value="4.8" calcext:value-type="float">
            <text:p>4,8</text:p>
          </table:table-cell>
          <table:table-cell table:formula="of:=IF(RANDBETWEEN(0;10)&lt;[.H35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Ruthanne" xlink:type="simple">Ruthanne</text:a> <text:a xlink:href="http://listofrandomnames.com/lastname/Pica" xlink:type="simple">Pica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AVERAGE([.C352:.G352])" office:value-type="float" office:value="3.4" calcext:value-type="float">
            <text:p>3,4</text:p>
          </table:table-cell>
          <table:table-cell table:formula="of:=IF(RANDBETWEEN(0;10)&lt;[.H35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Leandro" xlink:type="simple">Leandro</text:a> <text:a xlink:href="http://listofrandomnames.com/lastname/Mcculley" xlink:type="simple">Mcculley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353:.G353])" office:value-type="float" office:value="5.4" calcext:value-type="float">
            <text:p>5,4</text:p>
          </table:table-cell>
          <table:table-cell table:formula="of:=IF(RANDBETWEEN(0;10)&lt;[.H35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Donna" xlink:type="simple">Donna</text:a> <text:a xlink:href="http://listofrandomnames.com/lastname/Shingler" xlink:type="simple">Shingler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AVERAGE([.C354:.G354])" office:value-type="float" office:value="6.2" calcext:value-type="float">
            <text:p>6,2</text:p>
          </table:table-cell>
          <table:table-cell table:formula="of:=IF(RANDBETWEEN(0;10)&lt;[.H35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hanon" xlink:type="simple">Shanon</text:a> <text:a xlink:href="http://listofrandomnames.com/lastname/Reis" xlink:type="simple">Reis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AVERAGE([.C355:.G355])" office:value-type="float" office:value="6" calcext:value-type="float">
            <text:p>6</text:p>
          </table:table-cell>
          <table:table-cell table:formula="of:=IF(RANDBETWEEN(0;10)&lt;[.H35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Ivey" xlink:type="simple">Ivey</text:a> <text:a xlink:href="http://listofrandomnames.com/lastname/Labella" xlink:type="simple">Labella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356:.G356])" office:value-type="float" office:value="4" calcext:value-type="float">
            <text:p>4</text:p>
          </table:table-cell>
          <table:table-cell table:formula="of:=IF(RANDBETWEEN(0;10)&lt;[.H35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Sharmaine" xlink:type="simple">Sharmaine</text:a> <text:a xlink:href="http://listofrandomnames.com/lastname/Mallari" xlink:type="simple">Mallari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357:.G357])" office:value-type="float" office:value="5.2" calcext:value-type="float">
            <text:p>5,2</text:p>
          </table:table-cell>
          <table:table-cell table:formula="of:=IF(RANDBETWEEN(0;10)&lt;[.H35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Jenell" xlink:type="simple">Jenell</text:a> <text:a xlink:href="http://listofrandomnames.com/lastname/Anton" xlink:type="simple">Anton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AVERAGE([.C358:.G358])" office:value-type="float" office:value="6.2" calcext:value-type="float">
            <text:p>6,2</text:p>
          </table:table-cell>
          <table:table-cell table:formula="of:=IF(RANDBETWEEN(0;10)&lt;[.H35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Glinda" xlink:type="simple">Glinda</text:a> <text:a xlink:href="http://listofrandomnames.com/lastname/Nam" xlink:type="simple">Nam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AVERAGE([.C359:.G359])" office:value-type="float" office:value="6.2" calcext:value-type="float">
            <text:p>6,2</text:p>
          </table:table-cell>
          <table:table-cell table:formula="of:=IF(RANDBETWEEN(0;10)&lt;[.H35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://listofrandomnames.com/firstname/Avery" xlink:type="simple">Avery</text:a> <text:a xlink:href="http://listofrandomnames.com/lastname/Ledezma" xlink:type="simple">Ledezma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AVERAGE([.C360:.G360])" office:value-type="float" office:value="6" calcext:value-type="float">
            <text:p>6</text:p>
          </table:table-cell>
          <table:table-cell table:formula="of:=IF(RANDBETWEEN(0;10)&lt;[.H36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://listofrandomnames.com/firstname/Elenore" xlink:type="simple">Elenore</text:a> <text:a xlink:href="http://listofrandomnames.com/lastname/Pozo" xlink:type="simple">Pozo</text:a> 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AVERAGE([.C361:.G361])" office:value-type="float" office:value="6.8" calcext:value-type="float">
            <text:p>6,8</text:p>
          </table:table-cell>
          <table:table-cell table:formula="of:=IF(RANDBETWEEN(0;10)&lt;[.H361];1;0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21:04:52.22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21:11:49.996000000</meta:creation-date>
    <dc:date>2018-05-03T21:07:24.746000000</dc:date>
    <meta:editing-duration>PT10M38S</meta:editing-duration>
    <meta:editing-cycles>9</meta:editing-cycles>
    <meta:generator>LibreOffice/5.3.4.2$Windows_x86 LibreOffice_project/f82d347ccc0be322489bf7da61d7e4ad13fe2ff3</meta:generator>
    <meta:document-statistic meta:table-count="1" meta:cell-count="3249" meta:object-count="0"/>
  </office:meta>
</office:document-meta>
</file>